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Таблица5" style:family="table">
      <style:table-properties style:width="4.297cm" fo:margin-left="0.011cm" table:align="left"/>
    </style:style>
    <style:style style:name="Таблица5.A" style:family="table-column">
      <style:table-column-properties style:column-width="4.297cm"/>
    </style:style>
    <style:style style:name="Таблица5.A1" style:family="table-cell">
      <style:table-cell-properties fo:padding="0.097cm" fo:border="0.05pt solid #000000"/>
    </style:style>
    <style:style style:name="Таблица2" style:family="table">
      <style:table-properties style:width="17.59cm" table:align="margins" style:writing-mode="lr-tb"/>
    </style:style>
    <style:style style:name="Таблица2.A" style:family="table-column">
      <style:table-column-properties style:column-width="17.59cm" style:rel-column-width="65535*"/>
    </style:style>
    <style:style style:name="Таблица2.A1" style:family="table-cell">
      <style:table-cell-properties fo:padding="0.097cm" fo:border="0.05pt solid #000000"/>
    </style:style>
    <style:style style:name="Таблица7" style:family="table">
      <style:table-properties style:width="17.59cm" table:align="margins" style:writing-mode="lr-tb"/>
    </style:style>
    <style:style style:name="Таблица7.A" style:family="table-column">
      <style:table-column-properties style:column-width="17.59cm" style:rel-column-width="65535*"/>
    </style:style>
    <style:style style:name="Таблица7.A1" style:family="table-cell">
      <style:table-cell-properties fo:padding="0.097cm" fo:border="0.05pt solid #000000"/>
    </style:style>
    <style:style style:name="Таблица1" style:family="table">
      <style:table-properties style:width="17.59cm" table:align="margins" style:writing-mode="lr-tb"/>
    </style:style>
    <style:style style:name="Таблица1.A" style:family="table-column">
      <style:table-column-properties style:column-width="17.59cm" style:rel-column-width="65535*"/>
    </style:style>
    <style:style style:name="Таблица1.A1" style:family="table-cell">
      <style:table-cell-properties fo:padding="0.097cm" fo:border="0.05pt solid #000000"/>
    </style:style>
    <style:style style:name="Таблица3" style:family="table">
      <style:table-properties style:width="17.59cm" table:align="margins" style:writing-mode="lr-tb"/>
    </style:style>
    <style:style style:name="Таблица3.A" style:family="table-column">
      <style:table-column-properties style:column-width="17.59cm" style:rel-column-width="65535*"/>
    </style:style>
    <style:style style:name="Таблица3.A1" style:family="table-cell">
      <style:table-cell-properties fo:padding="0.097cm" fo:border="0.05pt solid #000000"/>
    </style:style>
    <style:style style:name="Таблица4" style:family="table">
      <style:table-properties style:width="17.59cm" table:align="margins" style:writing-mode="lr-tb"/>
    </style:style>
    <style:style style:name="Таблица4.A" style:family="table-column">
      <style:table-column-properties style:column-width="17.59cm" style:rel-column-width="65535*"/>
    </style:style>
    <style:style style:name="Таблица4.A1" style:family="table-cell">
      <style:table-cell-properties fo:padding="0.097cm" fo:border="0.05pt solid #000000"/>
    </style:style>
    <style:style style:name="P1" style:family="paragraph" style:parent-style-name="Standard">
      <style:text-properties style:font-name="Times New Roman" fo:font-size="14pt" style:text-underline-style="none" officeooo:paragraph-rsid="000d472f" style:font-size-asian="14pt" style:font-size-complex="14pt"/>
    </style:style>
    <style:style style:name="P2" style:family="paragraph" style:parent-style-name="Standard">
      <style:text-properties style:font-name="Times New Roman" fo:font-size="14pt" fo:language="ru" fo:country="RU" style:text-underline-style="none" officeooo:rsid="0019d5e8" officeooo:paragraph-rsid="0019d5e8" style:font-size-asian="14pt" style:font-size-complex="14pt"/>
    </style:style>
    <style:style style:name="P3" style:family="paragraph" style:parent-style-name="Standard">
      <style:text-properties style:font-name="Times New Roman" officeooo:paragraph-rsid="000834b9"/>
    </style:style>
    <style:style style:name="P4" style:family="paragraph" style:parent-style-name="Standard">
      <style:text-properties style:font-name="Times New Roman" officeooo:paragraph-rsid="00123a2c"/>
    </style:style>
    <style:style style:name="P5" style:family="paragraph" style:parent-style-name="Standard">
      <style:text-properties style:font-name="Times New Roman" officeooo:paragraph-rsid="0014ed48"/>
    </style:style>
    <style:style style:name="P6" style:family="paragraph" style:parent-style-name="Standard">
      <style:text-properties style:font-name="Times New Roman" officeooo:paragraph-rsid="001754be"/>
    </style:style>
    <style:style style:name="P7" style:family="paragraph" style:parent-style-name="Standard">
      <style:text-properties style:font-name="Times New Roman" officeooo:paragraph-rsid="0017a5c9"/>
    </style:style>
    <style:style style:name="P8" style:family="paragraph" style:parent-style-name="Standard">
      <style:text-properties fo:color="#000000" style:font-name="Consolas" fo:font-size="9.5pt" fo:background-color="#ffffff" style:font-size-asian="9.5pt"/>
    </style:style>
    <style:style style:name="P9" style:family="paragraph" style:parent-style-name="Standard">
      <style:paragraph-properties fo:text-align="start" style:justify-single-word="false"/>
      <style:text-properties fo:color="#000000" style:font-name="Consolas" fo:font-size="9.5pt" fo:background-color="#ffffff" style:font-size-asian="9.5pt"/>
    </style:style>
    <style:style style:name="P10" style:family="paragraph" style:parent-style-name="Standard">
      <style:paragraph-properties fo:text-align="start" style:justify-single-word="false"/>
      <style:text-properties fo:color="#000000" style:font-name="Consolas" fo:font-size="9.5pt" officeooo:paragraph-rsid="000834b9" fo:background-color="#ffffff" style:font-size-asian="9.5pt"/>
    </style:style>
    <style:style style:name="P11" style:family="paragraph" style:parent-style-name="Standard">
      <style:text-properties fo:color="#000000" style:font-name="Consolas" fo:font-size="9.5pt" fo:language="ru" fo:country="RU" officeooo:rsid="0014885a" officeooo:paragraph-rsid="0014885a" fo:background-color="#ffffff" style:font-size-asian="9.5pt" style:font-size-complex="14pt"/>
    </style:style>
    <style:style style:name="P12" style:family="paragraph" style:parent-style-name="Standard">
      <style:paragraph-properties fo:text-align="start" style:justify-single-word="false"/>
      <style:text-properties fo:color="#000000" style:font-name="Consolas" fo:font-size="9.5pt" fo:language="ru" fo:country="RU" officeooo:rsid="0014885a" officeooo:paragraph-rsid="001754be" fo:background-color="#ffffff" style:font-size-asian="9.5pt"/>
    </style:style>
    <style:style style:name="P13" style:family="paragraph" style:parent-style-name="Standard">
      <style:paragraph-properties fo:text-align="start" style:justify-single-word="false"/>
      <style:text-properties officeooo:paragraph-rsid="0017a5c9"/>
    </style:style>
    <style:style style:name="P14" style:family="paragraph" style:parent-style-name="Standard">
      <style:text-properties fo:font-size="14pt" fo:language="ru" fo:country="RU" fo:font-weight="bold" officeooo:rsid="0002bc4e" officeooo:paragraph-rsid="00054830" style:font-size-asian="14pt" style:font-weight-asian="bold" style:font-size-complex="14pt" style:font-weight-complex="bold"/>
    </style:style>
    <style:style style:name="P15" style:family="paragraph" style:parent-style-name="Standard">
      <style:paragraph-properties fo:text-align="start" style:justify-single-word="false"/>
      <style:text-properties fo:language="ru" fo:country="RU" officeooo:rsid="0014885a" officeooo:paragraph-rsid="0014ed48"/>
    </style:style>
    <style:style style:name="P16" style:family="paragraph" style:parent-style-name="Standard">
      <style:paragraph-properties fo:text-align="start" style:justify-single-word="false"/>
      <style:text-properties fo:language="ru" fo:country="RU" officeooo:rsid="0014885a" officeooo:paragraph-rsid="001754be"/>
    </style:style>
    <style:style style:name="P17" style:family="paragraph" style:parent-style-name="Standard">
      <style:paragraph-properties fo:text-align="start" style:justify-single-word="false"/>
      <style:text-properties fo:color="#808080" style:font-name="Consolas" fo:font-size="9.5pt" fo:language="ru" fo:country="RU" officeooo:rsid="0014885a" officeooo:paragraph-rsid="0014ed48" fo:background-color="#ffffff" style:font-size-asian="9.5pt"/>
    </style:style>
    <style:style style:name="P18" style:family="paragraph" style:parent-style-name="Standard">
      <style:paragraph-properties fo:margin-left="0cm" fo:margin-right="0cm" fo:text-align="center" style:justify-single-word="false" fo:orphans="2" fo:widows="2" fo:text-indent="0cm" style:auto-text-indent="false" style:vertical-align="auto" style:writing-mode="lr-tb"/>
      <style:text-properties style:font-name="Times New Roman" fo:font-size="14pt" fo:language="ru" fo:country="RU" fo:font-weight="bold" officeooo:rsid="0002bc4e" officeooo:paragraph-rsid="0002bc4e" style:font-size-asian="14pt" style:font-weight-asian="bold" style:font-size-complex="14pt" style:font-weight-complex="bold"/>
    </style:style>
    <style:style style:name="P19" style:family="paragraph" style:parent-style-name="Standard">
      <style:paragraph-properties fo:margin-left="0cm" fo:margin-right="0cm" fo:text-align="justify" style:justify-single-word="false" fo:orphans="2" fo:widows="2" fo:text-indent="0cm" style:auto-text-indent="false" style:vertical-align="auto" style:writing-mode="lr-tb"/>
      <style:text-properties style:font-name="Times New Roman" fo:font-size="14pt" fo:language="ru" fo:country="RU" fo:font-weight="bold" officeooo:rsid="0002bc4e" officeooo:paragraph-rsid="0002bc4e" style:font-size-asian="14pt" style:font-weight-asian="bold" style:font-size-complex="14pt" style:font-weight-complex="bold"/>
    </style:style>
    <style:style style:name="P20" style:family="paragraph" style:parent-style-name="Standard">
      <style:paragraph-properties fo:margin-left="0cm" fo:margin-right="0cm" fo:text-align="start" style:justify-single-word="false" fo:orphans="2" fo:widows="2" fo:text-indent="0cm" style:auto-text-indent="false" style:vertical-align="auto" style:writing-mode="lr-tb"/>
      <style:text-properties style:font-name="Times New Roman" fo:font-size="14pt" fo:language="ru" fo:country="RU" fo:font-weight="bold" officeooo:rsid="0002bc4e" officeooo:paragraph-rsid="0002bc4e" style:font-size-asian="14pt" style:font-weight-asian="bold" style:font-size-complex="14pt" style:font-weight-complex="bold"/>
    </style:style>
    <style:style style:name="P21" style:family="paragraph" style:parent-style-name="Standard">
      <style:paragraph-properties fo:margin-left="0cm" fo:margin-right="0cm" fo:text-align="start" style:justify-single-word="false" fo:orphans="2" fo:widows="2" fo:text-indent="0cm" style:auto-text-indent="false" style:vertical-align="auto" style:writing-mode="lr-tb"/>
      <style:text-properties style:font-name="Times New Roman" fo:font-size="14pt" fo:language="ru" fo:country="RU" fo:font-weight="bold" officeooo:rsid="0002bc4e" officeooo:paragraph-rsid="0017a5c9" style:font-size-asian="14pt" style:font-weight-asian="bold" style:font-size-complex="14pt" style:font-weight-complex="bold"/>
    </style:style>
    <style:style style:name="P22" style:family="paragraph" style:parent-style-name="Standard">
      <style:paragraph-properties fo:margin-left="0cm" fo:margin-right="0cm" fo:text-align="justify" style:justify-single-word="false" fo:orphans="2" fo:widows="2" fo:text-indent="0cm" style:auto-text-indent="false" style:vertical-align="auto" style:writing-mode="lr-tb"/>
      <style:text-properties style:font-name="Times New Roman" fo:font-size="14pt" fo:language="ru" fo:country="RU" fo:font-weight="normal" officeooo:rsid="0002bc4e" officeooo:paragraph-rsid="000455ca" style:font-size-asian="14pt" style:font-weight-asian="normal" style:font-size-complex="14pt" style:font-weight-complex="normal"/>
    </style:style>
    <style:style style:name="P23" style:family="paragraph" style:parent-style-name="Standard">
      <style:paragraph-properties fo:margin-left="0cm" fo:margin-right="0cm" fo:text-align="justify" style:justify-single-word="false" fo:orphans="2" fo:widows="2" fo:text-indent="0cm" style:auto-text-indent="false" style:vertical-align="auto" style:writing-mode="lr-tb"/>
      <style:text-properties style:font-name="Times New Roman" fo:font-size="14pt" fo:language="ru" fo:country="RU" fo:font-weight="normal" officeooo:rsid="0002bc4e" officeooo:paragraph-rsid="00113462" style:font-size-asian="14pt" style:font-weight-asian="normal" style:font-size-complex="14pt" style:font-weight-complex="normal"/>
    </style:style>
    <style:style style:name="P24" style:family="paragraph" style:parent-style-name="Standard">
      <style:paragraph-properties fo:margin-left="0cm" fo:margin-right="0cm" fo:text-align="start" style:justify-single-word="false" fo:orphans="2" fo:widows="2" fo:text-indent="0cm" style:auto-text-indent="false" style:vertical-align="auto" style:writing-mode="lr-tb"/>
      <style:text-properties fo:font-size="14pt" fo:language="ru" fo:country="RU" fo:font-weight="bold" officeooo:rsid="0002bc4e" officeooo:paragraph-rsid="000834b9" style:font-size-asian="14pt" style:font-weight-asian="bold" style:font-size-complex="14pt" style:font-weight-complex="bold"/>
    </style:style>
    <style:style style:name="P25" style:family="paragraph" style:parent-style-name="Standard">
      <style:paragraph-properties fo:margin-left="0cm" fo:margin-right="0cm" fo:text-align="start" style:justify-single-word="false" fo:orphans="2" fo:widows="2" fo:text-indent="0cm" style:auto-text-indent="false" style:vertical-align="auto" style:writing-mode="lr-tb"/>
      <style:text-properties fo:font-size="14pt" fo:language="ru" fo:country="RU" fo:font-weight="bold" officeooo:rsid="0002bc4e" officeooo:paragraph-rsid="0014ed48" style:font-size-asian="14pt" style:font-weight-asian="bold" style:font-size-complex="14pt" style:font-weight-complex="bold"/>
    </style:style>
    <style:style style:name="P26" style:family="paragraph" style:parent-style-name="Standard">
      <style:paragraph-properties fo:margin-left="0cm" fo:margin-right="0cm" fo:text-align="start" style:justify-single-word="false" fo:orphans="2" fo:widows="2" fo:text-indent="0cm" style:auto-text-indent="false" style:vertical-align="auto" style:writing-mode="lr-tb"/>
      <style:text-properties fo:font-size="14pt" fo:language="ru" fo:country="RU" fo:font-weight="bold" officeooo:rsid="0002bc4e" officeooo:paragraph-rsid="001754be" style:font-size-asian="14pt" style:font-weight-asian="bold" style:font-size-complex="14pt" style:font-weight-complex="bold"/>
    </style:style>
    <style:style style:name="P27" style:family="paragraph" style:parent-style-name="Standard">
      <style:paragraph-properties fo:margin-left="0cm" fo:margin-right="0cm" fo:margin-top="0.009cm" fo:margin-bottom="0cm" loext:contextual-spacing="false" fo:text-align="center" style:justify-single-word="false" fo:text-indent="0cm" style:auto-text-indent="false"/>
      <style:text-properties fo:color="#000000" style:font-name="Times New Roman" fo:font-size="16pt" officeooo:paragraph-rsid="001c4afe" style:font-name-asian="Times New Roman" style:font-size-asian="16pt" style:language-asian="ru" style:country-asian="RU" style:font-size-complex="16pt"/>
    </style:style>
    <style:style style:name="P28" style:family="paragraph" style:parent-style-name="Standard">
      <style:paragraph-properties fo:margin-left="0cm" fo:margin-right="0cm" fo:margin-top="0.009cm" fo:margin-bottom="0cm" loext:contextual-spacing="false" fo:text-align="start" style:justify-single-word="false" fo:text-indent="0cm" style:auto-text-indent="false"/>
      <style:text-properties fo:color="#333333" style:font-name="Times New Roman" fo:font-size="12pt" fo:language="ru" fo:country="RU" officeooo:rsid="00375afb" officeooo:paragraph-rsid="001c4afe" style:font-name-asian="Times New Roman" style:font-size-asian="12pt" style:language-asian="ru" style:country-asian="RU" style:font-size-complex="12pt"/>
    </style:style>
    <style:style style:name="P29" style:family="paragraph" style:parent-style-name="Standard">
      <style:paragraph-properties fo:margin-left="0cm" fo:margin-right="0cm" fo:line-height="100%" fo:text-align="center" style:justify-single-word="false" fo:text-indent="0cm" style:auto-text-indent="false">
        <style:tab-stops>
          <style:tab-stop style:position="13.767cm" style:leader-style="solid" style:leader-text="_"/>
        </style:tab-stops>
      </style:paragraph-properties>
      <style:text-properties style:font-name="Times New Roman" officeooo:paragraph-rsid="001c4afe"/>
    </style:style>
    <style:style style:name="P30" style:family="paragraph" style:parent-style-name="Standard">
      <style:paragraph-properties fo:margin-left="0cm" fo:margin-right="0cm" fo:line-height="100%" fo:text-align="center" style:justify-single-word="false" fo:text-indent="0cm" style:auto-text-indent="false"/>
      <style:text-properties fo:text-transform="uppercase" fo:color="#000000" style:font-name="Times New Roman" fo:font-size="12pt" fo:font-weight="bold" officeooo:paragraph-rsid="001c4afe" style:font-name-asian="Times New Roman" style:font-size-asian="12pt" style:language-asian="ru" style:country-asian="RU" style:font-weight-asian="bold" style:font-size-complex="12pt"/>
    </style:style>
    <style:style style:name="P31" style:family="paragraph" style:parent-style-name="Standard">
      <style:paragraph-properties fo:margin-left="0cm" fo:margin-right="0cm" fo:line-height="100%" fo:text-align="center" style:justify-single-word="false" fo:text-indent="0cm" style:auto-text-indent="false"/>
      <style:text-properties fo:text-transform="uppercase" fo:color="#000000" style:font-name="Times New Roman" fo:font-weight="bold" officeooo:paragraph-rsid="001c4afe"/>
    </style:style>
    <style:style style:name="P32" style:family="paragraph" style:parent-style-name="Standard">
      <style:paragraph-properties fo:margin-left="0cm" fo:margin-right="0cm" fo:line-height="100%" fo:text-align="center" style:justify-single-word="false" fo:text-indent="0cm" style:auto-text-indent="false"/>
      <style:text-properties officeooo:paragraph-rsid="001c4afe"/>
    </style:style>
    <style:style style:name="P33" style:family="paragraph" style:parent-style-name="Standard">
      <style:paragraph-properties fo:margin-left="0cm" fo:margin-right="0cm" fo:line-height="100%" fo:text-align="start" style:justify-single-word="false" fo:text-indent="0cm" style:auto-text-indent="false"/>
      <style:text-properties fo:color="#000000" style:font-name="Times New Roman" fo:font-size="10pt" fo:font-weight="bold" officeooo:paragraph-rsid="001c4afe" style:font-name-asian="Times New Roman" style:font-size-asian="10pt" style:language-asian="ru" style:country-asian="RU" style:font-weight-asian="bold" style:font-size-complex="10pt"/>
    </style:style>
    <style:style style:name="P34" style:family="paragraph" style:parent-style-name="Standard">
      <style:paragraph-properties fo:margin-left="0cm" fo:margin-right="0cm" fo:line-height="100%" fo:text-align="start" style:justify-single-word="false" fo:text-indent="0cm" style:auto-text-indent="false">
        <style:tab-stops>
          <style:tab-stop style:position="13.767cm" style:leader-style="solid" style:leader-text="_"/>
        </style:tab-stops>
      </style:paragraph-properties>
      <style:text-properties fo:color="#000000" style:font-name="Times New Roman" fo:font-size="12pt" officeooo:paragraph-rsid="001c4afe" style:font-name-asian="Times New Roman" style:font-size-asian="12pt" style:language-asian="ru" style:country-asian="RU" style:font-size-complex="12pt"/>
    </style:style>
    <style:style style:name="P35" style:family="paragraph" style:parent-style-name="Standard">
      <style:paragraph-properties fo:margin-left="0cm" fo:margin-right="0cm" fo:line-height="100%" fo:text-align="start" style:justify-single-word="false" fo:text-indent="0cm" style:auto-text-indent="false"/>
      <style:text-properties fo:color="#000000" style:font-name="Times New Roman" fo:font-size="12pt" officeooo:paragraph-rsid="001c4afe" style:font-name-asian="Times New Roman" style:font-size-asian="12pt" style:language-asian="ru" style:country-asian="RU" style:font-size-complex="12pt"/>
    </style:style>
    <style:style style:name="P36" style:family="paragraph" style:parent-style-name="Standard">
      <style:paragraph-properties fo:margin-left="0cm" fo:margin-right="0cm" fo:line-height="100%" fo:text-align="start" style:justify-single-word="false" fo:text-indent="0cm" style:auto-text-indent="false">
        <style:tab-stops>
          <style:tab-stop style:position="13.767cm" style:leader-style="solid" style:leader-text="_"/>
        </style:tab-stops>
      </style:paragraph-properties>
      <style:text-properties fo:color="#000000" style:font-name="Times New Roman" fo:font-size="12pt" style:text-underline-style="solid" style:text-underline-width="auto" style:text-underline-color="font-color" officeooo:paragraph-rsid="001c4afe" style:font-name-asian="Times New Roman" style:font-size-asian="12pt" style:language-asian="ru" style:country-asian="RU" style:font-size-complex="12pt"/>
    </style:style>
    <style:style style:name="P37" style:family="paragraph" style:parent-style-name="Table_20_Contents">
      <style:paragraph-properties fo:text-align="end" style:justify-single-word="false"/>
      <style:text-properties style:font-name="Times New Roman" fo:font-size="12pt" officeooo:paragraph-rsid="001c4afe" style:font-name-asian="Times New Roman" style:font-size-asian="12pt" style:font-size-complex="12pt"/>
    </style:style>
    <style:style style:name="P38" style:family="paragraph" style:parent-style-name="Text_20_body">
      <style:paragraph-properties fo:text-align="justify" style:justify-single-word="false"/>
      <style:text-properties style:font-name="Times New Roman" fo:font-size="14pt" fo:language="ru" fo:country="RU" officeooo:rsid="0019d5e8" officeooo:paragraph-rsid="0019d5e8" style:font-size-asian="14pt" style:font-size-complex="14pt"/>
    </style:style>
    <style:style style:name="P39" style:family="paragraph" style:parent-style-name="Text_20_body">
      <style:paragraph-properties fo:text-align="center" style:justify-single-word="false"/>
      <style:text-properties style:font-name="Times New Roman" fo:language="ru" fo:country="RU" officeooo:rsid="00375373" officeooo:paragraph-rsid="001c4afe"/>
    </style:style>
    <style:style style:name="P40" style:family="paragraph" style:parent-style-name="Standard">
      <style:paragraph-properties fo:margin-left="0cm" fo:margin-right="0cm" fo:line-height="100%" fo:text-align="center" style:justify-single-word="false" fo:text-indent="0.319cm" style:auto-text-indent="false"/>
      <style:text-properties fo:color="#000000" style:font-name="Times New Roman" officeooo:paragraph-rsid="001c4afe"/>
    </style:style>
    <style:style style:name="P41" style:family="paragraph" style:parent-style-name="Standard">
      <style:paragraph-properties fo:margin-left="0cm" fo:margin-right="0cm" fo:margin-top="0.009cm" fo:margin-bottom="0cm" loext:contextual-spacing="false" fo:line-height="100%" fo:text-align="end" style:justify-single-word="false" fo:text-indent="0.319cm" style:auto-text-indent="false">
        <style:tab-stops>
          <style:tab-stop style:position="13.767cm" style:leader-style="solid" style:leader-text="_"/>
        </style:tab-stops>
      </style:paragraph-properties>
      <style:text-properties fo:color="#000000" style:font-name="Times New Roman" fo:font-size="12pt" officeooo:paragraph-rsid="001c4afe" style:font-name-asian="Times New Roman" style:font-size-asian="12pt" style:language-asian="ru" style:country-asian="RU" style:font-size-complex="12pt"/>
    </style:style>
    <style:style style:name="P42" style:family="paragraph" style:parent-style-name="Standard">
      <style:paragraph-properties fo:margin-left="11.432cm" fo:margin-right="0cm" fo:line-height="100%" fo:text-align="start" style:justify-single-word="false" fo:text-indent="0cm" style:auto-text-indent="false"/>
      <style:text-properties fo:color="#000000" style:font-name="Times New Roman" fo:font-size="12pt" officeooo:paragraph-rsid="001c4afe" style:font-name-asian="Times New Roman" style:font-size-asian="12pt" style:language-asian="ru" style:country-asian="RU" style:font-size-complex="12pt"/>
    </style:style>
    <style:style style:name="P43" style:family="paragraph" style:parent-style-name="Standard">
      <style:paragraph-properties fo:margin-left="11.432cm" fo:margin-right="0cm" fo:margin-top="0.009cm" fo:margin-bottom="0cm" loext:contextual-spacing="false" fo:line-height="100%" fo:text-align="start" style:justify-single-word="false" fo:text-indent="0cm" style:auto-text-indent="false"/>
      <style:text-properties fo:color="#000000" style:font-name="Times New Roman" fo:font-size="12pt" officeooo:paragraph-rsid="001c4afe" style:font-name-asian="Times New Roman" style:font-size-asian="12pt" style:language-asian="ru" style:country-asian="RU" style:font-size-complex="12pt"/>
    </style:style>
    <style:style style:name="P44" style:family="paragraph" style:parent-style-name="Standard">
      <style:paragraph-properties fo:margin-left="11.432cm" fo:margin-right="0cm" fo:margin-top="0.009cm" fo:margin-bottom="0cm" loext:contextual-spacing="false" fo:line-height="100%" fo:text-align="start" style:justify-single-word="false" fo:text-indent="0cm" style:auto-text-indent="false"/>
      <style:text-properties fo:color="#000000" style:font-name="Times New Roman" fo:font-size="12pt" fo:language="ru" fo:country="RU" officeooo:rsid="00375373" officeooo:paragraph-rsid="001c4afe" style:font-name-asian="Times New Roman" style:font-size-asian="12pt" style:language-asian="ru" style:country-asian="RU" style:font-size-complex="12pt"/>
    </style:style>
    <style:style style:name="P45" style:family="paragraph" style:parent-style-name="Standard">
      <style:paragraph-properties fo:margin-left="11.432cm" fo:margin-right="0cm" fo:margin-top="0.009cm" fo:margin-bottom="0cm" loext:contextual-spacing="false" fo:line-height="100%" fo:text-align="start" style:justify-single-word="false" fo:text-indent="0cm" style:auto-text-indent="false"/>
      <style:text-properties fo:font-variant="normal" fo:text-transform="none" fo:color="#333333" style:text-line-through-style="none" style:text-line-through-type="none" style:font-name="Times New Roman" fo:font-size="12pt" fo:letter-spacing="normal" fo:font-style="normal" fo:font-weight="normal" officeooo:paragraph-rsid="001c4afe" style:font-name-asian="Times New Roman" style:font-size-asian="12pt" style:language-asian="ru" style:country-asian="RU" style:font-size-complex="12pt"/>
    </style:style>
    <style:style style:name="P46" style:family="paragraph" style:parent-style-name="Standard">
      <style:paragraph-properties fo:margin-left="11.432cm" fo:margin-right="0cm" fo:margin-top="0.009cm" fo:margin-bottom="0cm" loext:contextual-spacing="false" fo:line-height="100%" fo:text-align="start" style:justify-single-word="false" fo:text-indent="0cm" style:auto-text-indent="false"/>
      <style:text-properties fo:font-variant="normal" fo:text-transform="none" fo:color="#333333" style:text-line-through-style="none" style:text-line-through-type="none" style:font-name="Times New Roman" fo:font-size="12pt" fo:letter-spacing="normal" fo:language="en" fo:country="US" fo:font-style="normal" fo:font-weight="normal" officeooo:rsid="00375afb" officeooo:paragraph-rsid="001c4afe" style:font-name-asian="Times New Roman" style:font-size-asian="12pt" style:language-asian="ru" style:country-asian="RU" style:font-size-complex="12pt"/>
    </style:style>
    <style:style style:name="P47" style:family="paragraph" style:parent-style-name="Standard">
      <style:paragraph-properties fo:margin-left="11.432cm" fo:margin-right="0cm" fo:margin-top="0.009cm" fo:margin-bottom="0cm" loext:contextual-spacing="false" fo:line-height="100%" fo:text-align="start" style:justify-single-word="false" fo:text-indent="0cm" style:auto-text-indent="false"/>
      <style:text-properties fo:font-variant="normal" fo:text-transform="none" fo:color="#000000" style:text-line-through-style="none" style:text-line-through-type="none" style:font-name="Times New Roman" fo:font-size="12pt" fo:letter-spacing="normal" fo:font-style="normal" fo:font-weight="normal" officeooo:paragraph-rsid="001c4afe" style:font-name-asian="Times New Roman" style:font-size-asian="12pt" style:language-asian="ru" style:country-asian="RU" style:font-size-complex="12pt"/>
    </style:style>
    <style:style style:name="P48" style:family="paragraph" style:parent-style-name="Standard">
      <style:paragraph-properties fo:margin-left="11.43cm" fo:margin-right="0cm" fo:margin-top="0.009cm" fo:margin-bottom="0cm" loext:contextual-spacing="false" fo:text-align="end" style:justify-single-word="false" fo:text-indent="0cm" style:auto-text-indent="false"/>
      <style:text-properties fo:color="#000000" style:font-name="Times New Roman" fo:font-size="12pt" officeooo:paragraph-rsid="001c4afe" style:font-name-asian="Times New Roman" style:font-size-asian="12pt" style:language-asian="ru" style:country-asian="RU" style:font-size-complex="12pt"/>
    </style:style>
    <style:style style:name="P49" style:family="paragraph" style:parent-style-name="Standard">
      <style:paragraph-properties fo:margin-left="7.62cm" fo:margin-right="0cm" fo:margin-top="0.009cm" fo:margin-bottom="0cm" loext:contextual-spacing="false" fo:text-align="center" style:justify-single-word="false" fo:text-indent="-7.62cm" style:auto-text-indent="false"/>
      <style:text-properties fo:color="#000000" style:font-name="Times New Roman" fo:font-size="12pt" officeooo:paragraph-rsid="001c4afe" style:font-name-asian="Times New Roman" style:font-size-asian="12pt" style:language-asian="ru" style:country-asian="RU" style:font-size-complex="14pt"/>
    </style:style>
    <style:style style:name="P50" style:family="paragraph" style:parent-style-name="Standard">
      <style:paragraph-properties fo:margin-left="7.62cm" fo:margin-right="0cm" fo:margin-top="0.009cm" fo:margin-bottom="0cm" loext:contextual-spacing="false" fo:text-align="center" style:justify-single-word="false" fo:text-indent="-7.62cm" style:auto-text-indent="false"/>
      <style:text-properties fo:color="#000000" style:font-name="Times New Roman" officeooo:paragraph-rsid="001c4afe" style:font-name-asian="Times New Roman" style:language-asian="ru" style:country-asian="RU" style:font-size-complex="14pt"/>
    </style:style>
    <style:style style:name="P51" style:family="paragraph" style:parent-style-name="Standard" style:master-page-name="Standard">
      <style:paragraph-properties fo:margin-left="0cm" fo:margin-right="0cm" fo:line-height="100%" fo:text-align="center" style:justify-single-word="false" fo:text-indent="0cm" style:auto-text-indent="false" style:page-number="auto"/>
      <style:text-properties fo:color="#000000" style:text-line-through-style="none" style:text-line-through-type="none" style:font-name="Times New Roman" fo:font-size="12pt" fo:letter-spacing="0.002cm" officeooo:rsid="000660c5" officeooo:paragraph-rsid="001c4afe" style:font-name-asian="Times New Roman" style:font-size-asian="12pt" style:language-asian="ru" style:country-asian="RU" style:font-size-complex="12pt"/>
    </style:style>
    <style:style style:name="P52" style:family="paragraph" style:parent-style-name="Standard" style:list-style-name="L1">
      <style:paragraph-properties fo:text-align="justify" style:justify-single-word="false" fo:orphans="2" fo:widows="2" style:vertical-align="auto" style:writing-mode="lr-tb"/>
      <style:text-properties style:font-name="Times New Roman" fo:font-size="14pt" fo:language="ru" fo:country="RU" fo:font-weight="normal" officeooo:rsid="0002bc4e" officeooo:paragraph-rsid="00113462" style:font-size-asian="14pt" style:font-weight-asian="normal" style:font-size-complex="14pt" style:font-weight-complex="normal"/>
    </style:style>
    <style:style style:name="P53" style:family="paragraph" style:parent-style-name="Standard" style:list-style-name="L2">
      <style:paragraph-properties fo:text-align="justify" style:justify-single-word="false" fo:orphans="2" fo:widows="2" style:vertical-align="auto" style:writing-mode="lr-tb"/>
      <style:text-properties style:font-name="Times New Roman" fo:font-size="14pt" fo:language="ru" fo:country="RU" fo:font-weight="normal" officeooo:rsid="0002bc4e" officeooo:paragraph-rsid="00113462" style:font-size-asian="14pt" style:font-weight-asian="normal" style:font-size-complex="14pt" style:font-weight-complex="normal"/>
    </style:style>
    <style:style style:name="P54" style:family="paragraph" style:parent-style-name="Standard" style:list-style-name="L3">
      <style:paragraph-properties fo:text-align="justify" style:justify-single-word="false" fo:orphans="2" fo:widows="2" style:vertical-align="auto" style:writing-mode="lr-tb"/>
      <style:text-properties style:font-name="Times New Roman" fo:font-size="14pt" fo:language="ru" fo:country="RU" fo:font-weight="normal" officeooo:rsid="0002bc4e" officeooo:paragraph-rsid="00113462" style:font-size-asian="14pt" style:font-weight-asian="normal" style:font-size-complex="14pt" style:font-weight-complex="normal"/>
    </style:style>
    <style:style style:name="P55" style:family="paragraph" style:parent-style-name="Heading_20_1">
      <style:paragraph-properties fo:text-align="center" style:justify-single-word="false"/>
      <style:text-properties style:font-name="Times New Roman" fo:language="ru" fo:country="RU" officeooo:rsid="00375373" officeooo:paragraph-rsid="001c4afe"/>
    </style:style>
    <style:style style:name="P56" style:family="paragraph" style:parent-style-name="Heading_20_1">
      <style:paragraph-properties fo:text-align="center" style:justify-single-word="false"/>
      <style:text-properties style:font-name="Times New Roman" officeooo:paragraph-rsid="001c4afe"/>
    </style:style>
    <style:style style:name="P57" style:family="paragraph" style:parent-style-name="Heading_20_1">
      <style:paragraph-properties fo:margin-left="0cm" fo:margin-right="0cm" fo:margin-top="0.009cm" fo:margin-bottom="0cm" loext:contextual-spacing="false" fo:text-align="center" style:justify-single-word="false" fo:text-indent="0cm" style:auto-text-indent="false"/>
      <style:text-properties fo:color="#000000" style:font-name="Times New Roman" fo:font-size="16pt" officeooo:paragraph-rsid="001c4afe" style:font-name-asian="Times New Roman" style:font-size-asian="16pt" style:language-asian="ru" style:country-asian="RU" style:font-size-complex="16pt"/>
    </style:style>
    <style:style style:name="P58" style:family="paragraph" style:parent-style-name="Heading_20_2">
      <style:text-properties style:font-name="Times New Roman"/>
    </style:style>
    <style:style style:name="P59" style:family="paragraph" style:parent-style-name="Heading_20_2">
      <style:text-properties style:font-name="Times New Roman" officeooo:paragraph-rsid="000d472f"/>
    </style:style>
    <style:style style:name="T1" style:family="text">
      <style:text-properties fo:language="ru" fo:country="RU" officeooo:rsid="000d472f"/>
    </style:style>
    <style:style style:name="T2" style:family="text">
      <style:text-properties fo:language="ru" fo:country="RU" officeooo:rsid="00113462"/>
    </style:style>
    <style:style style:name="T3" style:family="text">
      <style:text-properties fo:language="ru" fo:country="RU" officeooo:rsid="0017a5c9"/>
    </style:style>
    <style:style style:name="T4" style:family="text">
      <style:text-properties fo:language="ru" fo:country="RU" officeooo:rsid="00375373"/>
    </style:style>
    <style:style style:name="T5" style:family="text">
      <style:text-properties fo:language="ru" fo:country="RU" officeooo:rsid="001de270"/>
    </style:style>
    <style:style style:name="T6" style:family="text">
      <style:text-properties fo:language="en" fo:country="US" officeooo:rsid="0014ed48"/>
    </style:style>
    <style:style style:name="T7" style:family="text">
      <style:text-properties fo:color="#808080" style:font-name="Consolas" fo:font-size="9.5pt" fo:background-color="#ffffff" loext:char-shading-value="0" style:font-size-asian="9.5pt"/>
    </style:style>
    <style:style style:name="T8" style:family="text">
      <style:text-properties fo:color="#808080" style:font-name="Consolas" fo:font-size="9.5pt" fo:background-color="#ffffff" loext:char-shading-value="0" style:font-size-asian="9.5pt" style:font-size-complex="14pt"/>
    </style:style>
    <style:style style:name="T9" style:family="text">
      <style:text-properties fo:color="#000000" style:font-name="Consolas" fo:font-size="9.5pt" fo:background-color="#ffffff" loext:char-shading-value="0" style:font-size-asian="9.5pt"/>
    </style:style>
    <style:style style:name="T10" style:family="text">
      <style:text-properties fo:color="#000000" style:font-name="Times New Roman" fo:font-size="12pt" fo:language="ru" fo:country="RU" officeooo:rsid="0002bc4e" style:font-name-asian="Times New Roman" style:font-size-asian="12pt" style:language-asian="ru" style:country-asian="RU" style:font-size-complex="12pt"/>
    </style:style>
    <style:style style:name="T11" style:family="text">
      <style:text-properties fo:color="#000000" style:font-name="Times New Roman" fo:font-size="12pt" fo:language="ru" fo:country="RU" officeooo:rsid="0003d0d0" style:font-name-asian="Times New Roman" style:font-size-asian="12pt" style:language-asian="ru" style:country-asian="RU" style:font-size-complex="12pt"/>
    </style:style>
    <style:style style:name="T12" style:family="text">
      <style:text-properties fo:color="#000000" style:font-name="Times New Roman" fo:font-size="12pt" fo:language="ru" fo:country="RU" officeooo:rsid="00375373" style:font-name-asian="Times New Roman" style:font-size-asian="12pt" style:language-asian="ru" style:country-asian="RU" style:font-size-complex="12pt"/>
    </style:style>
    <style:style style:name="T13" style:family="text">
      <style:text-properties fo:color="#000000" style:text-line-through-style="none" style:text-line-through-type="none" style:font-name="Times New Roman" fo:font-size="12pt" style:text-underline-style="none" fo:font-weight="bold" style:font-name-asian="Times New Roman" style:font-size-asian="12pt" style:language-asian="ru" style:country-asian="RU" style:font-weight-asian="bold" style:font-size-complex="12pt"/>
    </style:style>
    <style:style style:name="T14" style:family="text">
      <style:text-properties fo:color="#6f008a" style:font-name="Consolas" fo:font-size="9.5pt" fo:background-color="#ffffff" loext:char-shading-value="0" style:font-size-asian="9.5pt"/>
    </style:style>
    <style:style style:name="T15" style:family="text">
      <style:text-properties fo:color="#a31515" style:font-name="Consolas" fo:font-size="9.5pt" fo:background-color="#ffffff" loext:char-shading-value="0" style:font-size-asian="9.5pt"/>
    </style:style>
    <style:style style:name="T16" style:family="text">
      <style:text-properties fo:color="#0000ff" style:font-name="Consolas" fo:font-size="9.5pt" fo:background-color="#ffffff" loext:char-shading-value="0" style:font-size-asian="9.5pt"/>
    </style:style>
    <style:style style:name="T17" style:family="text">
      <style:text-properties fo:color="#2b91af" style:font-name="Consolas" fo:font-size="9.5pt" fo:background-color="#ffffff" loext:char-shading-value="0" style:font-size-asian="9.5pt"/>
    </style:style>
    <style:style style:name="T18" style:family="text">
      <style:text-properties officeooo:rsid="00054830"/>
    </style:style>
    <style:style style:name="T19" style:family="text">
      <style:text-properties fo:color="#008000" style:font-name="Consolas" fo:font-size="9.5pt" fo:background-color="#ffffff" loext:char-shading-value="0" style:font-size-asian="9.5pt"/>
    </style:style>
    <style:style style:name="T20" style:family="text">
      <style:text-properties fo:color="#008080" style:font-name="Consolas" fo:font-size="9.5pt" fo:background-color="#ffffff" loext:char-shading-value="0" style:font-size-asian="9.5pt"/>
    </style:style>
    <style:style style:name="T21" style:family="text">
      <style:text-properties officeooo:rsid="000834b9"/>
    </style:style>
    <style:style style:name="T22" style:family="text">
      <style:text-properties officeooo:rsid="009df4ee"/>
    </style:style>
    <style:style style:name="T23" style:family="text">
      <style:text-properties officeooo:rsid="00113462"/>
    </style:style>
    <style:style style:name="T24" style:family="text">
      <style:text-properties officeooo:rsid="0014ed48"/>
    </style:style>
    <style:style style:name="T25" style:family="text">
      <style:text-properties officeooo:rsid="001754be"/>
    </style:style>
    <style:style style:name="T26" style:family="text">
      <style:text-properties officeooo:rsid="0017a5c9"/>
    </style:style>
    <style:style style:name="T27" style:family="text">
      <style:text-properties officeooo:rsid="001a049b"/>
    </style:style>
    <style:style style:name="T28" style:family="text">
      <style:text-properties fo:font-size="12pt" fo:letter-spacing="0.002cm" style:font-name-asian="Times New Roman" style:font-size-asian="12pt" style:language-asian="ru" style:country-asian="RU" style:font-size-complex="12pt"/>
    </style:style>
    <style:style style:name="T29" style:family="text">
      <style:text-properties fo:font-size="12pt" fo:letter-spacing="0.002cm" officeooo:rsid="0003d0d0" style:font-name-asian="Times New Roman" style:font-size-asian="12pt" style:language-asian="ru" style:country-asian="RU" style:font-size-complex="12pt"/>
    </style:style>
    <style:style style:name="T30" style:family="text">
      <style:text-properties fo:font-size="12pt" style:font-name-asian="Times New Roman" style:font-size-asian="12pt" style:language-asian="ru" style:country-asian="RU" style:font-size-complex="12pt"/>
    </style:style>
    <style:style style:name="T31" style:family="text">
      <style:text-properties fo:font-size="12pt" style:font-name-asian="Times New Roman" style:font-size-asian="12pt" style:language-asian="ru" style:country-asian="RU" style:font-weight-asian="bold" style:font-size-complex="12pt"/>
    </style:style>
    <style:style style:name="T32" style:family="text">
      <style:text-properties fo:font-variant="normal" fo:text-transform="none" style:text-line-through-style="none" style:text-line-through-type="none" fo:letter-spacing="normal" fo:font-style="normal" style:text-underline-style="none"/>
    </style:style>
    <style:style style:name="T33" style:family="text">
      <style:text-properties fo:font-variant="normal" fo:text-transform="none" style:text-line-through-style="none" style:text-line-through-type="none" fo:letter-spacing="normal" fo:font-style="normal" style:text-underline-style="none" officeooo:rsid="000660c5"/>
    </style:style>
    <style:style style:name="T34" style:family="text">
      <style:text-properties fo:font-variant="normal" fo:text-transform="none" fo:color="#000000" style:text-line-through-style="none" style:text-line-through-type="none" style:font-name="Times New Roman" fo:font-size="10.5pt" fo:letter-spacing="normal" fo:font-style="normal" style:text-underline-style="none" fo:font-weight="bold" style:text-blinking="false" fo:background-color="#ffffff" loext:char-shading-value="0" style:font-weight-asian="bold" style:font-weight-complex="bold"/>
    </style:style>
    <style:style style:name="T35" style:family="text">
      <style:text-properties fo:font-variant="normal" fo:text-transform="none" fo:color="#000000" style:text-line-through-style="none" style:text-line-through-type="none" style:font-name="Times New Roman" fo:font-size="10.5pt" fo:letter-spacing="normal" fo:font-style="normal" style:text-underline-style="none" fo:font-weight="bold" officeooo:rsid="000660c5" style:text-blinking="false" fo:background-color="#ffffff" loext:char-shading-value="0" style:font-weight-asian="bold" style:font-weight-complex="bold"/>
    </style:style>
    <style:style style:name="T36" style:family="text">
      <style:text-properties style:text-underline-style="none" fo:font-weight="bold" style:font-weight-asian="bold" style:font-weight-complex="bold"/>
    </style:style>
    <style:style style:name="T37" style:family="text">
      <style:text-properties style:text-underline-style="none" fo:font-weight="bold" officeooo:rsid="00375373" style:font-weight-asian="bold" style:font-weight-complex="bold"/>
    </style:style>
    <style:style style:name="T38" style:family="text">
      <style:text-properties style:text-underline-style="none" officeooo:rsid="0003d0d0"/>
    </style:style>
    <style:style style:name="T39" style:family="text">
      <style:text-properties style:text-underline-style="none" officeooo:rsid="0008168f"/>
    </style:style>
    <style:style style:name="T40" style:family="text">
      <style:text-properties style:text-underline-style="none" officeooo:rsid="00375afb"/>
    </style:style>
    <style:style style:name="T41" style:family="text">
      <style:text-properties style:text-underline-style="none" officeooo:rsid="00215329"/>
    </style:style>
    <style:style style:name="T42" style:family="text">
      <style:text-properties style:text-underline-style="none" officeooo:rsid="002297ce"/>
    </style:style>
    <style:style style:name="T43" style:family="text">
      <style:text-properties officeooo:rsid="0003d0d0"/>
    </style:style>
    <style:style style:name="T44" style:family="text">
      <style:text-properties officeooo:rsid="0008168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P51">Национальный исследовательский институт</text:p>
      <text:p text:style-name="P40"><text:span text:style-name="T28">«</text:span><text:span text:style-name="T29">Московский Авиационный Институт</text:span><text:span text:style-name="T30">»</text:span></text:p>
      <text:p text:style-name="P30"/>
      <text:p text:style-name="P31"><text:span text:style-name="T31">факультет </text:span><text:span text:style-name="T32">ИНФОРМАЦИОННЫ</text:span><text:span text:style-name="T33">Х</text:span><text:span text:style-name="T32"> ТЕХНОЛОГИ</text:span><text:span text:style-name="T33">Й</text:span><text:span text:style-name="T32"> И ПРИКЛАДН</text:span><text:span text:style-name="T33">ОЙ</text:span><text:span text:style-name="T32"> МАТЕМАТИК</text:span><text:span text:style-name="T33">И</text:span></text:p>
      <text:p text:style-name="P32"><text:span text:style-name="T13">Кафедра </text:span><text:a xlink:type="simple" xlink:href="https://www.mai.ru/education/fpmf/806/" text:style-name="Internet_20_link" text:visited-style-name="Visited_20_Internet_20_Link"><text:span text:style-name="T34">вычислительн</text:span></text:a><text:a xlink:type="simple" xlink:href="https://www.mai.ru/education/fpmf/806/" text:style-name="Internet_20_link" text:visited-style-name="Visited_20_Internet_20_Link"><text:span text:style-name="T35">ой</text:span></text:a><text:a xlink:type="simple" xlink:href="https://www.mai.ru/education/fpmf/806/" text:style-name="Internet_20_link" text:visited-style-name="Visited_20_Internet_20_Link"><text:span text:style-name="T34"> математик</text:span></text:a><text:a xlink:type="simple" xlink:href="https://www.mai.ru/education/fpmf/806/" text:style-name="Internet_20_link" text:visited-style-name="Visited_20_Internet_20_Link"><text:span text:style-name="T35">и</text:span></text:a><text:a xlink:type="simple" xlink:href="https://www.mai.ru/education/fpmf/806/" text:style-name="Internet_20_link" text:visited-style-name="Visited_20_Internet_20_Link"><text:span text:style-name="T34"> и программировани</text:span></text:a><text:span text:style-name="T35">я</text:span></text:p>
      <text:p text:style-name="P33"/>
      <text:p text:style-name="P35"/>
      <text:p text:style-name="P42"/>
      <text:p text:style-name="P27"/>
      <text:h text:style-name="P55" text:outline-level="1"/>
      <text:h text:style-name="P55" text:outline-level="1"/>
      <text:p text:style-name="P39"/>
      <text:h text:style-name="P56" text:outline-level="1">Отчет по лабораторной работе № <text:span text:style-name="T5">2</text:span></text:h>
      <text:h text:style-name="P57" text:outline-level="1">по курсу «Объектно-ориентированное программирование»</text:h>
      <text:p text:style-name="P48"/>
      <text:p text:style-name="P48"/>
      <text:p text:style-name="P43">Работу выполнил </text:p>
      <text:p text:style-name="P43">студент <text:span text:style-name="T37">2</text:span><text:span text:style-name="T38"> </text:span>курса </text:p>
      <text:p text:style-name="P43"><text:span text:style-name="T36">очного</text:span> отделения</text:p>
      <text:p text:style-name="P43"><text:span text:style-name="T43">Куликов Алексей Владимирович</text:span> </text:p>
      <text:p text:style-name="P44">группы М80-208Б</text:p>
      <text:p text:style-name="P43"/>
      <text:p text:style-name="P45"><text:span text:style-name="T44">п</text:span>реподавател<text:span text:style-name="T44">ь:</text:span></text:p>
      <text:p text:style-name="P45">Поповкин Александр Викторович</text:p>
      <text:p text:style-name="P46"/>
      <text:p text:style-name="P47"/>
      <text:p text:style-name="P49"/>
      <text:p text:style-name="P50"/>
      <text:p text:style-name="P50"/>
      <text:p text:style-name="P50"/>
      <text:p text:style-name="P28">Оценка:</text:p>
      <table:table table:name="Таблица5" table:style-name="Таблица5">
        <table:table-column table:style-name="Таблица5.A"/>
        <table:table-row>
          <table:table-cell table:style-name="Таблица5.A1" office:value-type="string">
            <text:p text:style-name="P37"/>
          </table:table-cell>
        </table:table-row>
      </table:table>
      <text:p text:style-name="P41"/>
      <text:p text:style-name="P34">Подпись <text:span text:style-name="T4">преподавателя</text:span></text:p>
      <text:p text:style-name="P36"><text:s text:c="14"/></text:p>
      <text:p text:style-name="P34">Подпись студента</text:p>
      <text:p text:style-name="P36"><text:s text:c="14"/></text:p>
      <text:p text:style-name="P34"><text:span text:style-name="T4">Ч</text:span>исло</text:p>
      <text:p text:style-name="P34"><text:span text:style-name="T41">28</text:span><text:span text:style-name="T39">.</text:span><text:span text:style-name="T42">09</text:span><text:span text:style-name="T39">.</text:span><text:span text:style-name="T40">2018</text:span></text:p>
      <text:p text:style-name="P29"><text:span text:style-name="T10">Москва-20</text:span><text:span text:style-name="T11">1</text:span><text:span text:style-name="T12">8</text:span></text:p>
      <text:h text:style-name="P58" text:outline-level="2"><text:soft-page-break/>Цель работы</text:h>
      <text:p text:style-name="P23">Целью лабораторной работы является:</text:p>
      <text:list xml:id="list3789694181" text:style-name="L1">
        <text:list-item>
          <text:p text:style-name="P52">Закрепление навыков работы с классами.</text:p>
        </text:list-item>
        <text:list-item>
          <text:p text:style-name="P52">Создание простых динамических структур данных.</text:p>
        </text:list-item>
        <text:list-item>
          <text:p text:style-name="P52">Работа с объектами, передаваемыми «по значению».</text:p>
        </text:list-item>
      </text:list>
      <text:p text:style-name="P19"/>
      <text:h text:style-name="P58" text:outline-level="2">Задание</text:h>
      <text:p text:style-name="P23">Нео<text:span text:style-name="T23">бх</text:span>одимо спроектировать и запрограммировать на языке C++ класс-контейнер первого уровня, содержащий одну фигуру, реализованную в ЛР1. Классы должны удовлетворять следующим правилам:</text:p>
      <text:list xml:id="list485130641" text:style-name="L2">
        <text:list-item>
          <text:p text:style-name="P53">Требования к классу фигуры аналогичны требованиям из лабораторной работы 1.</text:p>
        </text:list-item>
        <text:list-item>
          <text:p text:style-name="P53">Классы фигур должны иметь переопределенный оператор вывода в поток std::ostream (&lt;&lt;). Оператор должен распечатывать параметры фигуры (тип фигуры, длины сторон, радиус и т.д).</text:p>
        </text:list-item>
        <text:list-item>
          <text:p text:style-name="P53">Классы фигур должны иметь переопределенный оператор ввода фигуры из потока std::istream (&gt;&gt;). Оператор должен вводить основные параметры фигуры (длины сторон, радиус и т.д).</text:p>
        </text:list-item>
        <text:list-item>
          <text:p text:style-name="P53">Классы фигур должны иметь операторы копирования (=).</text:p>
        </text:list-item>
        <text:list-item>
          <text:p text:style-name="P53">Классы фигур должны иметь операторы сравнения с такими же фигурами (==). <text:s/></text:p>
        </text:list-item>
        <text:list-item>
          <text:p text:style-name="P53">Класс-контейнер должен соджержать объекты фигур “по значению” (не по ссылке).</text:p>
        </text:list-item>
        <text:list-item>
          <text:p text:style-name="P53">Класс-контейнер должен иметь метод по добавлению фигуры в контейнер.</text:p>
        </text:list-item>
        <text:list-item>
          <text:p text:style-name="P53">Класс-контейнер должен иметь методы по получению фигуры из контейнера (опеределяется структурой контейнера).</text:p>
        </text:list-item>
        <text:list-item>
          <text:p text:style-name="P53">Класс-контейнер должен иметь метод по удалению фигуры из контейнера (опеределяется структурой контейнера).</text:p>
        </text:list-item>
        <text:list-item>
          <text:p text:style-name="P53">Класс-контейнер должен иметь перегруженный оператор по выводу контейнера в поток std::ostream (&lt;&lt;).</text:p>
        </text:list-item>
        <text:list-item>
          <text:p text:style-name="P53">Класс-контейнер должен иметь деструктор, удаляющий все элементы контейнера. </text:p>
        </text:list-item>
        <text:list-item>
          <text:p text:style-name="P53">Классы должны быть расположенны в раздельных файлах: отдельно заголовки (.h), отдельно описание методов (.cpp).</text:p>
        </text:list-item>
      </text:list>
      <text:p text:style-name="P22"/>
      <text:p text:style-name="P23">Программа должна позволять:</text:p>
      <text:list xml:id="list1360315489" text:style-name="L3">
        <text:list-item>
          <text:p text:style-name="P54">Вводить произвольное количество фигур и добавлять их в контейнер.</text:p>
        </text:list-item>
        <text:list-item>
          <text:p text:style-name="P54">Распечатывать содержимое контейнера.</text:p>
        </text:list-item>
        <text:list-item>
          <text:p text:style-name="P54">Удалять фигуры из контейнера.</text:p>
        </text:list-item>
      </text:list>
      <text:p text:style-name="P18"/>
      <text:h text:style-name="P58" text:outline-level="2"><text:soft-page-break/>Метод решения</text:h>
      <text:p text:style-name="P38">Всем классам фигур (показано на одном) добавлены всевозможные операторы сравнения, операторы поточного ввода/вывода и оператор сравнения. Реализован контейнер первого уровня (в моем случае бинарное дерево поиска). Реализация бинарного дерева стандартная, имеющая все определенные над бинарным деревом операции. Дополнительные комментарии по алгоритму работы бинарного дерева находятся в самом листинге.</text:p>
      <text:h text:style-name="P58" text:outline-level="2">Листинг</text:h>
      <text:p text:style-name="P4"><text:span text:style-name="T18">rhomb</text:span>.h <text:span text:style-name="T21">(</text:span><text:span text:style-name="T2">добавлено)</text:span></text:p>
      <table:table table:name="Таблица2" table:style-name="Таблица2">
        <table:table-column table:style-name="Таблица2.A"/>
        <table:table-row>
          <table:table-cell table:style-name="Таблица2.A1" office:value-type="string">
            <text:p text:style-name="P9">...</text:p>
            <text:p text:style-name="Standard"><text:span text:style-name="T9"><text:s text:c="7"/></text:span><text:span text:style-name="T17">Rhomb</text:span><text:span text:style-name="T9">&amp; </text:span><text:span text:style-name="T20">operator=</text:span><text:span text:style-name="T9">(</text:span><text:span text:style-name="T17">Rhomb</text:span><text:span text:style-name="T9">&amp;);</text:span></text:p>
            <text:p text:style-name="Standard"><text:span text:style-name="T9"><text:tab/></text:span><text:span text:style-name="T16">bool</text:span><text:span text:style-name="T9"> </text:span><text:span text:style-name="T20">operator&gt;</text:span><text:span text:style-name="T9">(</text:span><text:span text:style-name="T17">Rhomb</text:span><text:span text:style-name="T9">&amp;);</text:span></text:p>
            <text:p text:style-name="Standard"><text:span text:style-name="T9"><text:tab/></text:span><text:span text:style-name="T16">bool</text:span><text:span text:style-name="T9"> </text:span><text:span text:style-name="T20">operator&lt;</text:span><text:span text:style-name="T9">(</text:span><text:span text:style-name="T17">Rhomb</text:span><text:span text:style-name="T9">&amp;);</text:span></text:p>
            <text:p text:style-name="Standard"><text:span text:style-name="T9"><text:tab/></text:span><text:span text:style-name="T16">bool</text:span><text:span text:style-name="T9"> </text:span><text:span text:style-name="T20">operator&lt;=</text:span><text:span text:style-name="T9">(</text:span><text:span text:style-name="T17">Rhomb</text:span><text:span text:style-name="T9">&amp;);</text:span></text:p>
            <text:p text:style-name="Standard"><text:span text:style-name="T9"><text:tab/></text:span><text:span text:style-name="T16">bool</text:span><text:span text:style-name="T9"> </text:span><text:span text:style-name="T20">operator&gt;=</text:span><text:span text:style-name="T9">(</text:span><text:span text:style-name="T17">Rhomb</text:span><text:span text:style-name="T9">&amp;);</text:span></text:p>
            <text:p text:style-name="Standard"><text:span text:style-name="T9"><text:tab/></text:span><text:span text:style-name="T16">bool</text:span><text:span text:style-name="T9"> </text:span><text:span text:style-name="T20">operator==</text:span><text:span text:style-name="T9">(</text:span><text:span text:style-name="T17">Rhomb</text:span><text:span text:style-name="T9">&amp;);</text:span></text:p>
            <text:p text:style-name="P8"/>
            <text:p text:style-name="Standard"><text:span text:style-name="T9"><text:tab/></text:span><text:span text:style-name="T16">friend</text:span><text:span text:style-name="T9"> std::</text:span><text:span text:style-name="T17">ostream</text:span><text:span text:style-name="T9">&amp; </text:span><text:span text:style-name="T20">operator&lt;&lt;</text:span><text:span text:style-name="T9">(std::</text:span><text:span text:style-name="T17">ostream</text:span><text:span text:style-name="T9">&amp;, </text:span><text:span text:style-name="T16">const</text:span><text:span text:style-name="T9"> </text:span><text:span text:style-name="T17">Rhomb</text:span><text:span text:style-name="T9">&amp;);</text:span></text:p>
            <text:p text:style-name="Standard"><text:span text:style-name="T9"><text:tab/></text:span><text:span text:style-name="T16">friend</text:span><text:span text:style-name="T9"> std::</text:span><text:span text:style-name="T17">istream</text:span><text:span text:style-name="T9">&amp; </text:span><text:span text:style-name="T20">operator&gt;&gt;</text:span><text:span text:style-name="T9">(std::</text:span><text:span text:style-name="T17">istream</text:span><text:span text:style-name="T9">&amp;, </text:span><text:span text:style-name="T17">Rhomb</text:span><text:span text:style-name="T9">&amp;);</text:span></text:p>
            <text:p text:style-name="P8">...</text:p>
          </table:table-cell>
        </table:table-row>
      </table:table>
      <text:p text:style-name="P20"/>
      <text:p text:style-name="P14"/>
      <text:p text:style-name="P3"><text:span text:style-name="T21">rhomb</text:span>.<text:span text:style-name="T21">cpp (</text:span><text:span text:style-name="T2">добавлено)</text:span></text:p>
      <table:table table:name="Таблица7" table:style-name="Таблица7">
        <table:table-column table:style-name="Таблица7.A"/>
        <table:table-row>
          <table:table-cell table:style-name="Таблица7.A1" office:value-type="string">
            <text:p text:style-name="P10">...</text:p>
            <text:p text:style-name="P8"/>
            <text:p text:style-name="Standard"><text:span text:style-name="T17">Rhomb</text:span><text:span text:style-name="T9">&amp; </text:span><text:span text:style-name="T17">Rhomb</text:span><text:span text:style-name="T9">::</text:span><text:span text:style-name="T20">operator=</text:span><text:span text:style-name="T9">(</text:span><text:span text:style-name="T17">Rhomb</text:span><text:span text:style-name="T9"> &amp;</text:span><text:span text:style-name="T7">orig</text:span><text:span text:style-name="T9">) {</text:span></text:p>
            <text:p text:style-name="Standard"><text:span text:style-name="T9"><text:tab/></text:span><text:span text:style-name="T16">this</text:span><text:span text:style-name="T9">-&gt;m_d1 = </text:span><text:span text:style-name="T7">orig</text:span><text:span text:style-name="T9">.m_d1;</text:span></text:p>
            <text:p text:style-name="Standard"><text:span text:style-name="T9"><text:tab/></text:span><text:span text:style-name="T16">this</text:span><text:span text:style-name="T9">-&gt;m_d2 = </text:span><text:span text:style-name="T7">orig</text:span><text:span text:style-name="T9">.m_d2;</text:span></text:p>
            <text:p text:style-name="Standard"><text:span text:style-name="T9"><text:tab/></text:span><text:span text:style-name="T16">return</text:span><text:span text:style-name="T9"> *</text:span><text:span text:style-name="T16">this</text:span><text:span text:style-name="T9">;</text:span></text:p>
            <text:p text:style-name="P8">}</text:p>
            <text:p text:style-name="P8"/>
            <text:p text:style-name="Standard"><text:span text:style-name="T16">bool</text:span><text:span text:style-name="T9"> </text:span><text:span text:style-name="T17">Rhomb</text:span><text:span text:style-name="T9">::</text:span><text:span text:style-name="T20">operator&gt;</text:span><text:span text:style-name="T9">(</text:span><text:span text:style-name="T17">Rhomb</text:span><text:span text:style-name="T9"> &amp;</text:span><text:span text:style-name="T7">r</text:span><text:span text:style-name="T9">) {</text:span></text:p>
            <text:p text:style-name="Standard"><text:span text:style-name="T9"><text:tab/></text:span><text:span text:style-name="T16">return</text:span><text:span text:style-name="T9"> </text:span><text:span text:style-name="T16">true</text:span><text:span text:style-name="T9"> ? </text:span><text:span text:style-name="T16">this</text:span><text:span text:style-name="T9">-&gt;Square() &gt; </text:span><text:span text:style-name="T7">r</text:span><text:span text:style-name="T9">.Square() : </text:span><text:span text:style-name="T16">false</text:span><text:span text:style-name="T9">;</text:span></text:p>
            <text:p text:style-name="P8">}</text:p>
            <text:p text:style-name="P8"/>
            <text:p text:style-name="Standard"><text:span text:style-name="T16">bool</text:span><text:span text:style-name="T9"> </text:span><text:span text:style-name="T17">Rhomb</text:span><text:span text:style-name="T9">::</text:span><text:span text:style-name="T20">operator&lt;</text:span><text:span text:style-name="T9">(</text:span><text:span text:style-name="T17">Rhomb</text:span><text:span text:style-name="T9"> &amp;</text:span><text:span text:style-name="T7">r</text:span><text:span text:style-name="T9">) {</text:span></text:p>
            <text:p text:style-name="Standard"><text:span text:style-name="T9"><text:tab/></text:span><text:span text:style-name="T16">return</text:span><text:span text:style-name="T9"> </text:span><text:span text:style-name="T16">true</text:span><text:span text:style-name="T9"> ? </text:span><text:span text:style-name="T16">this</text:span><text:span text:style-name="T9">-&gt;Square() &lt; </text:span><text:span text:style-name="T7">r</text:span><text:span text:style-name="T9">.Square() : </text:span><text:span text:style-name="T16">false</text:span><text:span text:style-name="T9">;</text:span></text:p>
            <text:p text:style-name="P8">}</text:p>
            <text:p text:style-name="Standard"><text:span text:style-name="T16">bool</text:span><text:span text:style-name="T9"> </text:span><text:span text:style-name="T17">Rhomb</text:span><text:span text:style-name="T9">::</text:span><text:span text:style-name="T20">operator&lt;=</text:span><text:span text:style-name="T9">(</text:span><text:span text:style-name="T17">Rhomb</text:span><text:span text:style-name="T9"> &amp;</text:span><text:span text:style-name="T7">r</text:span><text:span text:style-name="T9">) {</text:span></text:p>
            <text:p text:style-name="Standard"><text:span text:style-name="T9"><text:tab/></text:span><text:span text:style-name="T16">return</text:span><text:span text:style-name="T9"> *</text:span><text:span text:style-name="T16">this</text:span><text:span text:style-name="T9"> </text:span><text:span text:style-name="T20">&lt;</text:span><text:span text:style-name="T9"> </text:span><text:span text:style-name="T7">r</text:span><text:span text:style-name="T9"> || *</text:span><text:span text:style-name="T16">this</text:span><text:span text:style-name="T9"> </text:span><text:span text:style-name="T20">==</text:span><text:span text:style-name="T9"> </text:span><text:span text:style-name="T7">r</text:span><text:span text:style-name="T9">;</text:span></text:p>
            <text:p text:style-name="P8">}</text:p>
            <text:p text:style-name="Standard"><text:span text:style-name="T16">bool</text:span><text:span text:style-name="T9"> </text:span><text:span text:style-name="T17">Rhomb</text:span><text:span text:style-name="T9">::</text:span><text:span text:style-name="T20">operator&gt;=</text:span><text:span text:style-name="T9">(</text:span><text:span text:style-name="T17">Rhomb</text:span><text:span text:style-name="T9"> &amp;</text:span><text:span text:style-name="T7">r</text:span><text:span text:style-name="T9">) {</text:span></text:p>
            <text:p text:style-name="Standard"><text:span text:style-name="T9"><text:tab/></text:span><text:span text:style-name="T16">return</text:span><text:span text:style-name="T9"> *</text:span><text:span text:style-name="T16">this</text:span><text:span text:style-name="T9"> </text:span><text:span text:style-name="T20">&gt;</text:span><text:span text:style-name="T9"> </text:span><text:span text:style-name="T7">r</text:span><text:span text:style-name="T9"> || *</text:span><text:span text:style-name="T16">this</text:span><text:span text:style-name="T9"> </text:span><text:span text:style-name="T20">==</text:span><text:span text:style-name="T9"> </text:span><text:span text:style-name="T7">r</text:span><text:span text:style-name="T9">;</text:span></text:p>
            <text:p text:style-name="P8">}</text:p>
            <text:p text:style-name="P8"/>
            <text:p text:style-name="Standard"><text:span text:style-name="T16">bool</text:span><text:span text:style-name="T9"> </text:span><text:span text:style-name="T17">Rhomb</text:span><text:span text:style-name="T9">::</text:span><text:span text:style-name="T20">operator==</text:span><text:span text:style-name="T9">(</text:span><text:span text:style-name="T17">Rhomb</text:span><text:span text:style-name="T9"> &amp; </text:span><text:span text:style-name="T7">r</text:span><text:span text:style-name="T9">)</text:span></text:p>
            <text:p text:style-name="P8">{</text:p>
            <text:p text:style-name="Standard"><text:span text:style-name="T9"><text:tab/></text:span><text:span text:style-name="T16">return</text:span><text:span text:style-name="T9"> </text:span><text:span text:style-name="T16">this</text:span><text:span text:style-name="T9">-&gt;m_d1 == </text:span><text:span text:style-name="T7">r</text:span><text:span text:style-name="T9">.m_d1 &amp;&amp; </text:span><text:span text:style-name="T16">this</text:span><text:span text:style-name="T9">-&gt;m_d2 == </text:span><text:span text:style-name="T7">r</text:span><text:span text:style-name="T9">.m_d2;</text:span></text:p>
            <text:p text:style-name="P8">}</text:p>
            <text:p text:style-name="P8"/>
            <text:p text:style-name="Standard"><text:soft-page-break/><text:span text:style-name="T9">std::</text:span><text:span text:style-name="T17">istream</text:span><text:span text:style-name="T9">&amp; </text:span><text:span text:style-name="T20">operator&gt;&gt;</text:span><text:span text:style-name="T9">(std::</text:span><text:span text:style-name="T17">istream</text:span><text:span text:style-name="T9"> &amp;</text:span><text:span text:style-name="T7">is</text:span><text:span text:style-name="T9">, </text:span><text:span text:style-name="T17">Rhomb</text:span><text:span text:style-name="T9">&amp; </text:span><text:span text:style-name="T7">r</text:span><text:span text:style-name="T9">) {</text:span></text:p>
            <text:p text:style-name="Standard"><text:span text:style-name="T9"><text:tab/></text:span><text:span text:style-name="T7">is</text:span><text:span text:style-name="T9"> </text:span><text:span text:style-name="T20">&gt;&gt;</text:span><text:span text:style-name="T9"> </text:span><text:span text:style-name="T7">r</text:span><text:span text:style-name="T9">.m_d1 </text:span><text:span text:style-name="T20">&gt;&gt;</text:span><text:span text:style-name="T9"> </text:span><text:span text:style-name="T7">r</text:span><text:span text:style-name="T9">.m_d2;</text:span></text:p>
            <text:p text:style-name="Standard"><text:span text:style-name="T9"><text:tab/></text:span><text:span text:style-name="T16">return</text:span><text:span text:style-name="T9"> </text:span><text:span text:style-name="T7">is</text:span><text:span text:style-name="T9">;</text:span></text:p>
            <text:p text:style-name="P8">}</text:p>
            <text:p text:style-name="P8"/>
            <text:p text:style-name="Standard"><text:span text:style-name="T9">std::</text:span><text:span text:style-name="T17">ostream</text:span><text:span text:style-name="T9">&amp; </text:span><text:span text:style-name="T20">operator&lt;&lt;</text:span><text:span text:style-name="T9">(std::</text:span><text:span text:style-name="T17">ostream</text:span><text:span text:style-name="T9"> &amp;</text:span><text:span text:style-name="T7">os</text:span><text:span text:style-name="T9">, </text:span><text:span text:style-name="T16">const</text:span><text:span text:style-name="T9"> </text:span><text:span text:style-name="T17">Rhomb</text:span><text:span text:style-name="T9"> &amp;</text:span><text:span text:style-name="T7">r</text:span><text:span text:style-name="T9">){</text:span></text:p>
            <text:p text:style-name="Standard"><text:span text:style-name="T9"><text:tab/></text:span><text:span text:style-name="T7">os</text:span><text:span text:style-name="T9"> </text:span><text:span text:style-name="T20">&lt;&lt;</text:span><text:span text:style-name="T9"> </text:span><text:span text:style-name="T15">"Rhomb { "</text:span><text:span text:style-name="T9"> </text:span><text:span text:style-name="T20">&lt;&lt;</text:span><text:span text:style-name="T9"> </text:span><text:span text:style-name="T7">r</text:span><text:span text:style-name="T9">.m_d1 </text:span><text:span text:style-name="T20">&lt;&lt;</text:span><text:span text:style-name="T9"> </text:span><text:span text:style-name="T15">", "</text:span><text:span text:style-name="T9"> </text:span><text:span text:style-name="T20">&lt;&lt;</text:span><text:span text:style-name="T9"> </text:span><text:span text:style-name="T7">r</text:span><text:span text:style-name="T9">.m_d2 </text:span><text:span text:style-name="T20">&lt;&lt;</text:span><text:span text:style-name="T9"> </text:span><text:span text:style-name="T15">" }"</text:span><text:span text:style-name="T9">;</text:span></text:p>
            <text:p text:style-name="Standard"><text:span text:style-name="T9"><text:tab/></text:span><text:span text:style-name="T16">return</text:span><text:span text:style-name="T9"> </text:span><text:span text:style-name="T7">os</text:span><text:span text:style-name="T9">;</text:span></text:p>
            <text:p text:style-name="P8">}</text:p>
            <text:p text:style-name="P11">...</text:p>
          </table:table-cell>
        </table:table-row>
      </table:table>
      <text:p text:style-name="P24"/>
      <text:p text:style-name="P5"><text:span text:style-name="T6">btree</text:span>.<text:span text:style-name="T24">hpp</text:span></text:p>
      <table:table table:name="Таблица1" table:style-name="Таблица1">
        <table:table-column table:style-name="Таблица1.A"/>
        <table:table-row>
          <table:table-cell table:style-name="Таблица1.A1" office:value-type="string">
            <text:p text:style-name="P15"><text:span text:style-name="T8">#ifndef</text:span><text:span text:style-name="T9"> BTREE_H</text:span></text:p>
            <text:p text:style-name="Standard"><text:span text:style-name="T7">#define</text:span><text:span text:style-name="T9"> </text:span><text:span text:style-name="T14">BTREE_H</text:span></text:p>
            <text:p text:style-name="P8"/>
            <text:p text:style-name="Standard"><text:span text:style-name="T7">#include</text:span><text:span text:style-name="T9"> </text:span><text:span text:style-name="T15">"rhomb.hpp"</text:span></text:p>
            <text:p text:style-name="Standard"><text:span text:style-name="T7">#include</text:span><text:span text:style-name="T9"> </text:span><text:span text:style-name="T15">&lt;iostream&gt;</text:span></text:p>
            <text:p text:style-name="P8"/>
            <text:p text:style-name="Standard"><text:span text:style-name="T16">struct</text:span><text:span text:style-name="T9"> </text:span><text:span text:style-name="T17">node</text:span><text:span text:style-name="T9"> {</text:span></text:p>
            <text:p text:style-name="Standard"><text:span text:style-name="T9"><text:tab/></text:span><text:span text:style-name="T17">Rhomb</text:span><text:span text:style-name="T9"> data;</text:span></text:p>
            <text:p text:style-name="Standard"><text:span text:style-name="T9"><text:tab/></text:span><text:span text:style-name="T17">node</text:span><text:span text:style-name="T9"> *left, *right, *parent;</text:span></text:p>
            <text:p text:style-name="P8">};</text:p>
            <text:p text:style-name="P8"/>
            <text:p text:style-name="Standard"><text:span text:style-name="T16">class</text:span><text:span text:style-name="T9"> </text:span><text:span text:style-name="T17">Tree</text:span><text:span text:style-name="T9"> {</text:span></text:p>
            <text:p text:style-name="Standard"><text:span text:style-name="T16">private</text:span><text:span text:style-name="T9">:</text:span></text:p>
            <text:p text:style-name="Standard"><text:span text:style-name="T9"><text:tab/></text:span><text:span text:style-name="T17">node</text:span><text:span text:style-name="T9"> *root;</text:span></text:p>
            <text:p text:style-name="P8"/>
            <text:p text:style-name="Standard"><text:span text:style-name="T9"><text:tab/></text:span><text:span text:style-name="T17">node</text:span><text:span text:style-name="T9">* min(</text:span><text:span text:style-name="T17">node</text:span><text:span text:style-name="T9"> *</text:span><text:span text:style-name="T7">tree</text:span><text:span text:style-name="T9">);</text:span></text:p>
            <text:p text:style-name="Standard"><text:span text:style-name="T9"><text:tab/></text:span><text:span text:style-name="T17">node</text:span><text:span text:style-name="T9">* max(</text:span><text:span text:style-name="T17">node</text:span><text:span text:style-name="T9"> *</text:span><text:span text:style-name="T7">tree</text:span><text:span text:style-name="T9">);</text:span></text:p>
            <text:p text:style-name="Standard"><text:span text:style-name="T9"><text:tab/></text:span><text:span text:style-name="T16">void</text:span><text:span text:style-name="T9"> print(std::</text:span><text:span text:style-name="T17">ostream</text:span><text:span text:style-name="T9"> &amp;</text:span><text:span text:style-name="T7">os</text:span><text:span text:style-name="T9">, </text:span><text:span text:style-name="T16">int</text:span><text:span text:style-name="T9"> </text:span><text:span text:style-name="T7">tab</text:span><text:span text:style-name="T9">, </text:span><text:span text:style-name="T17">node</text:span><text:span text:style-name="T9"> *</text:span><text:span text:style-name="T7">tree</text:span><text:span text:style-name="T9">) </text:span><text:span text:style-name="T16">const</text:span><text:span text:style-name="T9">;</text:span></text:p>
            <text:p text:style-name="Standard"><text:span text:style-name="T9"><text:tab/></text:span><text:span text:style-name="T16">void</text:span><text:span text:style-name="T9"> remove(</text:span><text:span text:style-name="T17">node</text:span><text:span text:style-name="T9">* </text:span><text:span text:style-name="T7">tree</text:span><text:span text:style-name="T9">);</text:span></text:p>
            <text:p text:style-name="Standard"><text:span text:style-name="T16">public</text:span><text:span text:style-name="T9">:</text:span></text:p>
            <text:p text:style-name="P8"><text:tab/>Tree();</text:p>
            <text:p text:style-name="P8"><text:tab/>~Tree();</text:p>
            <text:p text:style-name="Standard"><text:span text:style-name="T9"><text:tab/></text:span><text:span text:style-name="T16">void</text:span><text:span text:style-name="T9"> Add(</text:span><text:span text:style-name="T17">Rhomb</text:span><text:span text:style-name="T9"> </text:span><text:span text:style-name="T7">val</text:span><text:span text:style-name="T9">);</text:span></text:p>
            <text:p text:style-name="Standard"><text:span text:style-name="T9"><text:tab/></text:span><text:span text:style-name="T16">void</text:span><text:span text:style-name="T9"> Remove(</text:span><text:span text:style-name="T17">Rhomb</text:span><text:span text:style-name="T9"> </text:span><text:span text:style-name="T7">val</text:span><text:span text:style-name="T9">);</text:span></text:p>
            <text:p text:style-name="Standard"><text:span text:style-name="T9"><text:tab/></text:span><text:span text:style-name="T17">node</text:span><text:span text:style-name="T9">* Find(</text:span><text:span text:style-name="T17">Rhomb</text:span><text:span text:style-name="T9"> </text:span><text:span text:style-name="T7">val</text:span><text:span text:style-name="T9">);</text:span></text:p>
            <text:p text:style-name="Standard"><text:span text:style-name="T9"><text:tab/></text:span><text:span text:style-name="T17">Rhomb</text:span><text:span text:style-name="T9"> Min();</text:span></text:p>
            <text:p text:style-name="Standard"><text:span text:style-name="T9"><text:tab/></text:span><text:span text:style-name="T17">Rhomb</text:span><text:span text:style-name="T9"> Max();</text:span></text:p>
            <text:p text:style-name="Standard"><text:span text:style-name="T9"><text:tab/></text:span><text:span text:style-name="T16">void</text:span><text:span text:style-name="T9"> Print();</text:span></text:p>
            <text:p text:style-name="Standard"><text:span text:style-name="T9"><text:tab/></text:span><text:span text:style-name="T16">friend</text:span><text:span text:style-name="T9"> std::</text:span><text:span text:style-name="T17">ostream</text:span><text:span text:style-name="T9">&amp; </text:span><text:span text:style-name="T20">operator&lt;&lt;</text:span><text:span text:style-name="T9">(std::</text:span><text:span text:style-name="T17">ostream</text:span><text:span text:style-name="T9"> &amp;</text:span><text:span text:style-name="T7">os</text:span><text:span text:style-name="T9">, </text:span><text:span text:style-name="T16">const</text:span><text:span text:style-name="T9"> </text:span><text:span text:style-name="T17">Tree</text:span><text:span text:style-name="T9">&amp; </text:span><text:span text:style-name="T7">tree</text:span><text:span text:style-name="T9">);</text:span></text:p>
            <text:p text:style-name="P8">};</text:p>
            <text:p text:style-name="P8"/>
            <text:p text:style-name="P17">#endif</text:p>
          </table:table-cell>
        </table:table-row>
      </table:table>
      <text:p text:style-name="P25"/>
      <text:p text:style-name="P6"><text:span text:style-name="T6">btree</text:span>.<text:span text:style-name="T25">cpp</text:span></text:p>
      <table:table table:name="Таблица3" table:style-name="Таблица3">
        <table:table-column table:style-name="Таблица3.A"/>
        <table:table-row>
          <table:table-cell table:style-name="Таблица3.A1" office:value-type="string">
            <text:p text:style-name="P16"><text:span text:style-name="T7">#include</text:span><text:span text:style-name="T9"> </text:span><text:span text:style-name="T15">"btree.hpp"</text:span></text:p>
            <text:p text:style-name="P8"/>
            <text:p text:style-name="Standard"><text:span text:style-name="T17">node</text:span><text:span text:style-name="T9">* </text:span><text:span text:style-name="T17">Tree</text:span><text:span text:style-name="T9">::min(</text:span><text:span text:style-name="T17">node</text:span><text:span text:style-name="T9"> *</text:span><text:span text:style-name="T7">tree</text:span><text:span text:style-name="T9">) {</text:span></text:p>
            <text:p text:style-name="Standard"><text:span text:style-name="T9"><text:tab/></text:span><text:span text:style-name="T16">if</text:span><text:span text:style-name="T9"> (</text:span><text:span text:style-name="T7">tree</text:span><text:span text:style-name="T9"> == </text:span><text:span text:style-name="T16">nullptr</text:span><text:span text:style-name="T9">) {</text:span></text:p>
            <text:p text:style-name="Standard"><text:span text:style-name="T9"><text:tab/><text:tab/></text:span><text:span text:style-name="T16">return</text:span><text:span text:style-name="T9"> </text:span><text:span text:style-name="T16">nullptr</text:span><text:span text:style-name="T9">;</text:span></text:p>
            <text:p text:style-name="P8"><text:tab/>}</text:p>
            <text:p text:style-name="Standard"><text:span text:style-name="T9"><text:tab/></text:span><text:span text:style-name="T16">while</text:span><text:span text:style-name="T9"> (</text:span><text:span text:style-name="T7">tree</text:span><text:span text:style-name="T9">-&gt;left != </text:span><text:span text:style-name="T16">nullptr</text:span><text:span text:style-name="T9">) {</text:span></text:p>
            <text:p text:style-name="Standard"><text:span text:style-name="T9"><text:tab/><text:tab/></text:span><text:span text:style-name="T7">tree</text:span><text:span text:style-name="T9"> = </text:span><text:span text:style-name="T7">tree</text:span><text:span text:style-name="T9">-&gt;left;</text:span></text:p>
            <text:p text:style-name="P8"><text:tab/>}</text:p>
            <text:p text:style-name="Standard"><text:span text:style-name="T9"><text:tab/></text:span><text:span text:style-name="T16">return</text:span><text:span text:style-name="T9"> </text:span><text:span text:style-name="T7">tree</text:span><text:span text:style-name="T9">;</text:span></text:p>
            <text:p text:style-name="P8">}</text:p>
            <text:p text:style-name="Standard"><text:soft-page-break/><text:span text:style-name="T17">node</text:span><text:span text:style-name="T9">* </text:span><text:span text:style-name="T17">Tree</text:span><text:span text:style-name="T9">::max(</text:span><text:span text:style-name="T17">node</text:span><text:span text:style-name="T9"> *</text:span><text:span text:style-name="T7">tree</text:span><text:span text:style-name="T9">) {</text:span></text:p>
            <text:p text:style-name="Standard"><text:span text:style-name="T9"><text:tab/></text:span><text:span text:style-name="T16">if</text:span><text:span text:style-name="T9"> (</text:span><text:span text:style-name="T7">tree</text:span><text:span text:style-name="T9"> == </text:span><text:span text:style-name="T16">nullptr</text:span><text:span text:style-name="T9">) {</text:span></text:p>
            <text:p text:style-name="Standard"><text:span text:style-name="T9"><text:tab/><text:tab/></text:span><text:span text:style-name="T16">return</text:span><text:span text:style-name="T9"> </text:span><text:span text:style-name="T16">nullptr</text:span><text:span text:style-name="T9">;</text:span></text:p>
            <text:p text:style-name="P8"><text:tab/>}</text:p>
            <text:p text:style-name="Standard"><text:span text:style-name="T9"><text:tab/></text:span><text:span text:style-name="T16">while</text:span><text:span text:style-name="T9"> (</text:span><text:span text:style-name="T7">tree</text:span><text:span text:style-name="T9">-&gt;right != </text:span><text:span text:style-name="T16">nullptr</text:span><text:span text:style-name="T9">) {</text:span></text:p>
            <text:p text:style-name="Standard"><text:span text:style-name="T9"><text:tab/><text:tab/></text:span><text:span text:style-name="T7">tree</text:span><text:span text:style-name="T9"> = </text:span><text:span text:style-name="T7">tree</text:span><text:span text:style-name="T9">-&gt;right;</text:span></text:p>
            <text:p text:style-name="P8"><text:tab/>}</text:p>
            <text:p text:style-name="Standard"><text:span text:style-name="T9"><text:tab/></text:span><text:span text:style-name="T16">return</text:span><text:span text:style-name="T9"> </text:span><text:span text:style-name="T7">tree</text:span><text:span text:style-name="T9">;</text:span></text:p>
            <text:p text:style-name="P8">}</text:p>
            <text:p text:style-name="Standard"><text:span text:style-name="T16">void</text:span><text:span text:style-name="T9"> </text:span><text:span text:style-name="T17">Tree</text:span><text:span text:style-name="T9">::print(std::</text:span><text:span text:style-name="T17">ostream</text:span><text:span text:style-name="T9"> &amp;</text:span><text:span text:style-name="T7">os</text:span><text:span text:style-name="T9">, </text:span><text:span text:style-name="T16">int</text:span><text:span text:style-name="T9"> </text:span><text:span text:style-name="T7">tab</text:span><text:span text:style-name="T9">, </text:span><text:span text:style-name="T17">node</text:span><text:span text:style-name="T9"> *</text:span><text:span text:style-name="T7">tree</text:span><text:span text:style-name="T9">) </text:span><text:span text:style-name="T16">const</text:span><text:span text:style-name="T9"> {</text:span></text:p>
            <text:p text:style-name="Standard"><text:span text:style-name="T9"><text:tab/></text:span><text:span text:style-name="T16">if</text:span><text:span text:style-name="T9"> (</text:span><text:span text:style-name="T7">tree</text:span><text:span text:style-name="T9"> == </text:span><text:span text:style-name="T16">nullptr</text:span><text:span text:style-name="T9">) {</text:span></text:p>
            <text:p text:style-name="Standard"><text:span text:style-name="T9"><text:tab/><text:tab/></text:span><text:span text:style-name="T16">return</text:span><text:span text:style-name="T9">;</text:span></text:p>
            <text:p text:style-name="P8"><text:tab/>}</text:p>
            <text:p text:style-name="Standard"><text:span text:style-name="T9"><text:tab/>print(</text:span><text:span text:style-name="T7">os</text:span><text:span text:style-name="T9">, </text:span><text:span text:style-name="T7">tab</text:span><text:span text:style-name="T9"> + 2, </text:span><text:span text:style-name="T7">tree</text:span><text:span text:style-name="T9">-&gt;left);</text:span></text:p>
            <text:p text:style-name="Standard"><text:span text:style-name="T9"><text:tab/></text:span><text:span text:style-name="T16">for</text:span><text:span text:style-name="T9"> (</text:span><text:span text:style-name="T16">int</text:span><text:span text:style-name="T9"> i = 0; i &lt; </text:span><text:span text:style-name="T7">tab</text:span><text:span text:style-name="T9">; ++i) {</text:span></text:p>
            <text:p text:style-name="Standard"><text:span text:style-name="T9"><text:tab/><text:tab/></text:span><text:span text:style-name="T7">os</text:span><text:span text:style-name="T9"> </text:span><text:span text:style-name="T20">&lt;&lt;</text:span><text:span text:style-name="T9"> </text:span><text:span text:style-name="T15">' '</text:span><text:span text:style-name="T9">;</text:span></text:p>
            <text:p text:style-name="P8"><text:tab/>}</text:p>
            <text:p text:style-name="Standard"><text:span text:style-name="T9"><text:tab/></text:span><text:span text:style-name="T7">os</text:span><text:span text:style-name="T9"> </text:span><text:span text:style-name="T20">&lt;&lt;</text:span><text:span text:style-name="T9"> </text:span><text:span text:style-name="T7">tree</text:span><text:span text:style-name="T9">-&gt;data </text:span><text:span text:style-name="T20">&lt;&lt;</text:span><text:span text:style-name="T9"> std::endl;</text:span></text:p>
            <text:p text:style-name="Standard"><text:span text:style-name="T9"><text:tab/>print(</text:span><text:span text:style-name="T7">os</text:span><text:span text:style-name="T9">, </text:span><text:span text:style-name="T7">tab</text:span><text:span text:style-name="T9"> + 2, </text:span><text:span text:style-name="T7">tree</text:span><text:span text:style-name="T9">-&gt;right);</text:span></text:p>
            <text:p text:style-name="P8">}</text:p>
            <text:p text:style-name="Standard"><text:span text:style-name="T16">void</text:span><text:span text:style-name="T9"> </text:span><text:span text:style-name="T17">Tree</text:span><text:span text:style-name="T9">::remove(</text:span><text:span text:style-name="T17">node</text:span><text:span text:style-name="T9">* </text:span><text:span text:style-name="T7">tree</text:span><text:span text:style-name="T9">) {</text:span></text:p>
            <text:p text:style-name="Standard"><text:span text:style-name="T9"><text:tab/></text:span><text:span text:style-name="T16">if</text:span><text:span text:style-name="T9"> (</text:span><text:span text:style-name="T7">tree</text:span><text:span text:style-name="T9"> == </text:span><text:span text:style-name="T16">nullptr</text:span><text:span text:style-name="T9">)</text:span></text:p>
            <text:p text:style-name="Standard"><text:span text:style-name="T9"><text:tab/><text:tab/></text:span><text:span text:style-name="T16">return</text:span><text:span text:style-name="T9">;</text:span></text:p>
            <text:p text:style-name="Standard"><text:span text:style-name="T9"><text:tab/>remove(</text:span><text:span text:style-name="T7">tree</text:span><text:span text:style-name="T9">-&gt;left);</text:span></text:p>
            <text:p text:style-name="Standard"><text:span text:style-name="T9"><text:tab/>remove(</text:span><text:span text:style-name="T7">tree</text:span><text:span text:style-name="T9">-&gt;right);</text:span></text:p>
            <text:p text:style-name="Standard"><text:span text:style-name="T9"><text:tab/></text:span><text:span text:style-name="T16">if</text:span><text:span text:style-name="T9"> (</text:span><text:span text:style-name="T7">tree</text:span><text:span text:style-name="T9">-&gt;parent != </text:span><text:span text:style-name="T16">nullptr</text:span><text:span text:style-name="T9">) {</text:span></text:p>
            <text:p text:style-name="Standard"><text:span text:style-name="T9"><text:tab/><text:tab/></text:span><text:span text:style-name="T16">if</text:span><text:span text:style-name="T9"> (</text:span><text:span text:style-name="T7">tree</text:span><text:span text:style-name="T9">-&gt;parent-&gt;data </text:span><text:span text:style-name="T20">&gt;</text:span><text:span text:style-name="T9"> </text:span><text:span text:style-name="T7">tree</text:span><text:span text:style-name="T9">-&gt;data) {</text:span></text:p>
            <text:p text:style-name="Standard"><text:span text:style-name="T9"><text:tab/><text:tab/><text:tab/></text:span><text:span text:style-name="T7">tree</text:span><text:span text:style-name="T9">-&gt;parent-&gt;left = </text:span><text:span text:style-name="T16">nullptr</text:span><text:span text:style-name="T9">;</text:span></text:p>
            <text:p text:style-name="P8"><text:tab/><text:tab/>}</text:p>
            <text:p text:style-name="Standard"><text:span text:style-name="T9"><text:tab/><text:tab/></text:span><text:span text:style-name="T16">else</text:span><text:span text:style-name="T9"> {</text:span></text:p>
            <text:p text:style-name="Standard"><text:span text:style-name="T9"><text:tab/><text:tab/><text:tab/></text:span><text:span text:style-name="T7">tree</text:span><text:span text:style-name="T9">-&gt;parent-&gt;right = </text:span><text:span text:style-name="T16">nullptr</text:span><text:span text:style-name="T9">;</text:span></text:p>
            <text:p text:style-name="P8"><text:tab/><text:tab/>}</text:p>
            <text:p text:style-name="P8"><text:tab/>}</text:p>
            <text:p text:style-name="Standard"><text:span text:style-name="T9"><text:tab/></text:span><text:span text:style-name="T16">delete</text:span><text:span text:style-name="T9"> </text:span><text:span text:style-name="T7">tree</text:span><text:span text:style-name="T9">;</text:span></text:p>
            <text:p text:style-name="P8">}</text:p>
            <text:p text:style-name="Standard"><text:span text:style-name="T17">Tree</text:span><text:span text:style-name="T9">::Tree() : root(</text:span><text:span text:style-name="T16">nullptr</text:span><text:span text:style-name="T9">) { }</text:span></text:p>
            <text:p text:style-name="Standard"><text:span text:style-name="T17">Tree</text:span><text:span text:style-name="T9">::~Tree() {</text:span></text:p>
            <text:p text:style-name="P8"><text:tab/>remove(root);</text:p>
            <text:p text:style-name="P8">}</text:p>
            <text:p text:style-name="P8"/>
            <text:p text:style-name="Standard"><text:span text:style-name="T16">void</text:span><text:span text:style-name="T9"> </text:span><text:span text:style-name="T17">Tree</text:span><text:span text:style-name="T9">::Add(</text:span><text:span text:style-name="T17">Rhomb</text:span><text:span text:style-name="T9"> </text:span><text:span text:style-name="T7">val</text:span><text:span text:style-name="T9">) {</text:span></text:p>
            <text:p text:style-name="Standard"><text:span text:style-name="T9"><text:tab/></text:span><text:span text:style-name="T17">node</text:span><text:span text:style-name="T9"> *ins = </text:span><text:span text:style-name="T16">new</text:span><text:span text:style-name="T9"> </text:span><text:span text:style-name="T17">node</text:span><text:span text:style-name="T9">();</text:span></text:p>
            <text:p text:style-name="Standard"><text:span text:style-name="T9"><text:tab/>ins-&gt;data </text:span><text:span text:style-name="T20">=</text:span><text:span text:style-name="T9"> </text:span><text:span text:style-name="T7">val</text:span><text:span text:style-name="T9">;</text:span></text:p>
            <text:p text:style-name="Standard"><text:span text:style-name="T9"><text:tab/>ins-&gt;parent = ins-&gt;left = ins-&gt;right = </text:span><text:span text:style-name="T16">nullptr</text:span><text:span text:style-name="T9">;</text:span></text:p>
            <text:p text:style-name="P8"/>
            <text:p text:style-name="Standard"><text:span text:style-name="T9"><text:tab/></text:span><text:span text:style-name="T17">node</text:span><text:span text:style-name="T9"> *temp = root;</text:span></text:p>
            <text:p text:style-name="Standard"><text:span text:style-name="T9"><text:tab/></text:span><text:span text:style-name="T17">node</text:span><text:span text:style-name="T9"> *parent = </text:span><text:span text:style-name="T16">nullptr</text:span><text:span text:style-name="T9">;</text:span></text:p>
            <text:p text:style-name="P8"/>
            <text:p text:style-name="Standard"><text:span text:style-name="T9"><text:tab/></text:span><text:span text:style-name="T16">while</text:span><text:span text:style-name="T9"> (temp != </text:span><text:span text:style-name="T16">nullptr</text:span><text:span text:style-name="T9">) {</text:span></text:p>
            <text:p text:style-name="P8"><text:tab/><text:tab/>parent = temp;</text:p>
            <text:p text:style-name="Standard"><text:span text:style-name="T9"><text:tab/><text:tab/></text:span><text:span text:style-name="T16">if</text:span><text:span text:style-name="T9"> (temp-&gt;data </text:span><text:span text:style-name="T20">&lt;</text:span><text:span text:style-name="T9"> </text:span><text:span text:style-name="T7">val</text:span><text:span text:style-name="T9">) {</text:span></text:p>
            <text:p text:style-name="P8"><text:tab/><text:tab/><text:tab/>temp = temp-&gt;right;</text:p>
            <text:p text:style-name="P8"><text:tab/><text:tab/>}</text:p>
            <text:p text:style-name="Standard"><text:span text:style-name="T9"><text:tab/><text:tab/></text:span><text:span text:style-name="T16">else</text:span><text:span text:style-name="T9"> {</text:span></text:p>
            <text:p text:style-name="P8"><text:tab/><text:tab/><text:tab/>temp = temp-&gt;left;</text:p>
            <text:p text:style-name="P8"><text:tab/><text:tab/>}</text:p>
            <text:p text:style-name="P8"><text:tab/>}</text:p>
            <text:p text:style-name="P8"><text:tab/>ins-&gt;parent = parent;</text:p>
            <text:p text:style-name="Standard"><text:span text:style-name="T9"><text:tab/></text:span><text:span text:style-name="T16">if</text:span><text:span text:style-name="T9"> (parent == </text:span><text:span text:style-name="T16">nullptr</text:span><text:span text:style-name="T9">) {</text:span></text:p>
            <text:p text:style-name="P8"><text:tab/><text:tab/>root = ins;</text:p>
            <text:p text:style-name="P8"><text:soft-page-break/><text:tab/>}</text:p>
            <text:p text:style-name="Standard"><text:span text:style-name="T9"><text:tab/></text:span><text:span text:style-name="T16">else</text:span><text:span text:style-name="T9"> </text:span><text:span text:style-name="T16">if</text:span><text:span text:style-name="T9"> (parent-&gt;data </text:span><text:span text:style-name="T20">&gt;</text:span><text:span text:style-name="T9"> </text:span><text:span text:style-name="T7">val</text:span><text:span text:style-name="T9">) {</text:span></text:p>
            <text:p text:style-name="P8"><text:tab/><text:tab/>parent-&gt;left = ins;</text:p>
            <text:p text:style-name="P8"><text:tab/>}</text:p>
            <text:p text:style-name="Standard"><text:span text:style-name="T9"><text:tab/></text:span><text:span text:style-name="T16">else</text:span><text:span text:style-name="T9"> {</text:span></text:p>
            <text:p text:style-name="P8"><text:tab/><text:tab/>parent-&gt;right = ins;</text:p>
            <text:p text:style-name="P8"><text:tab/>}</text:p>
            <text:p text:style-name="P8">}</text:p>
            <text:p text:style-name="Standard"><text:span text:style-name="T16">void</text:span><text:span text:style-name="T9"> </text:span><text:span text:style-name="T17">Tree</text:span><text:span text:style-name="T9">::Remove(</text:span><text:span text:style-name="T17">Rhomb</text:span><text:span text:style-name="T9"> </text:span><text:span text:style-name="T7">val</text:span><text:span text:style-name="T9">) {</text:span></text:p>
            <text:p text:style-name="Standard"><text:span text:style-name="T9"><text:tab/></text:span><text:span text:style-name="T16">if</text:span><text:span text:style-name="T9"> (root == </text:span><text:span text:style-name="T16">nullptr</text:span><text:span text:style-name="T9">)</text:span></text:p>
            <text:p text:style-name="Standard"><text:span text:style-name="T9"><text:tab/><text:tab/></text:span><text:span text:style-name="T16">return</text:span><text:span text:style-name="T9">;</text:span></text:p>
            <text:p text:style-name="Standard"><text:span text:style-name="T9"><text:tab/></text:span><text:span text:style-name="T17">node</text:span><text:span text:style-name="T9"> *temp = root;</text:span></text:p>
            <text:p text:style-name="Standard"><text:span text:style-name="T9"><text:tab/></text:span><text:span text:style-name="T17">node</text:span><text:span text:style-name="T9"> *parent = </text:span><text:span text:style-name="T16">nullptr</text:span><text:span text:style-name="T9">;</text:span></text:p>
            <text:p text:style-name="P8"/>
            <text:p text:style-name="Standard"><text:span text:style-name="T9"><text:tab/></text:span><text:span text:style-name="T16">while</text:span><text:span text:style-name="T9"> (!(temp-&gt;data </text:span><text:span text:style-name="T20">==</text:span><text:span text:style-name="T9"> </text:span><text:span text:style-name="T7">val</text:span><text:span text:style-name="T9">)) {</text:span></text:p>
            <text:p text:style-name="P8"/>
            <text:p text:style-name="P8"><text:tab/><text:tab/>parent = temp;</text:p>
            <text:p text:style-name="Standard"><text:span text:style-name="T9"><text:tab/><text:tab/></text:span><text:span text:style-name="T16">if</text:span><text:span text:style-name="T9"> (temp-&gt;data </text:span><text:span text:style-name="T20">&lt;</text:span><text:span text:style-name="T9"> </text:span><text:span text:style-name="T7">val</text:span><text:span text:style-name="T9">) {</text:span></text:p>
            <text:p text:style-name="P8"><text:tab/><text:tab/><text:tab/>temp = temp-&gt;right;</text:p>
            <text:p text:style-name="P8"><text:tab/><text:tab/>}</text:p>
            <text:p text:style-name="Standard"><text:span text:style-name="T9"><text:tab/><text:tab/></text:span><text:span text:style-name="T16">else</text:span><text:span text:style-name="T9"> {</text:span></text:p>
            <text:p text:style-name="P8"><text:tab/><text:tab/><text:tab/>temp = temp-&gt;left;</text:p>
            <text:p text:style-name="P8"><text:tab/><text:tab/>}</text:p>
            <text:p text:style-name="Standard"><text:span text:style-name="T9"><text:tab/><text:tab/></text:span><text:span text:style-name="T16">if</text:span><text:span text:style-name="T9"> (temp == </text:span><text:span text:style-name="T16">nullptr</text:span><text:span text:style-name="T9">)</text:span></text:p>
            <text:p text:style-name="Standard"><text:span text:style-name="T9"><text:tab/><text:tab/><text:tab/></text:span><text:span text:style-name="T16">return</text:span><text:span text:style-name="T9">;</text:span></text:p>
            <text:p text:style-name="P8"><text:tab/>}</text:p>
            <text:p text:style-name="P8"/>
            <text:p text:style-name="Standard"><text:span text:style-name="T9"><text:tab/></text:span><text:span text:style-name="T16">if</text:span><text:span text:style-name="T9"> (temp-&gt;right == </text:span><text:span text:style-name="T16">nullptr</text:span><text:span text:style-name="T9">) {</text:span></text:p>
            <text:p text:style-name="Standard"><text:span text:style-name="T9"><text:tab/><text:tab/></text:span><text:span text:style-name="T19">// (1) если нет правого потомка -- просто удаляем элемент, замещая левым предком </text:span></text:p>
            <text:p text:style-name="Standard"><text:span text:style-name="T9"><text:tab/><text:tab/></text:span><text:span text:style-name="T16">if</text:span><text:span text:style-name="T9"> (parent != </text:span><text:span text:style-name="T16">nullptr</text:span><text:span text:style-name="T9">) {</text:span></text:p>
            <text:p text:style-name="Standard"><text:span text:style-name="T9"><text:tab/><text:tab/><text:tab/></text:span><text:span text:style-name="T16">if</text:span><text:span text:style-name="T9"> (parent-&gt;data </text:span><text:span text:style-name="T20">&gt;</text:span><text:span text:style-name="T9"> temp-&gt;data)</text:span></text:p>
            <text:p text:style-name="P8"><text:tab/><text:tab/><text:tab/><text:tab/>parent-&gt;left = temp-&gt;left;</text:p>
            <text:p text:style-name="Standard"><text:span text:style-name="T9"><text:tab/><text:tab/><text:tab/></text:span><text:span text:style-name="T16">else</text:span></text:p>
            <text:p text:style-name="P8"><text:tab/><text:tab/><text:tab/><text:tab/>parent-&gt;right = temp-&gt;left;</text:p>
            <text:p text:style-name="P8"><text:tab/><text:tab/>}</text:p>
            <text:p text:style-name="Standard"><text:span text:style-name="T9"><text:tab/><text:tab/></text:span><text:span text:style-name="T16">else</text:span><text:span text:style-name="T9"> {</text:span></text:p>
            <text:p text:style-name="P8"><text:tab/><text:tab/><text:tab/>root = temp-&gt;left;</text:p>
            <text:p text:style-name="P8"><text:tab/><text:tab/>}</text:p>
            <text:p text:style-name="Standard"><text:span text:style-name="T9"><text:tab/><text:tab/></text:span><text:span text:style-name="T16">delete</text:span><text:span text:style-name="T9"> temp;</text:span></text:p>
            <text:p text:style-name="P8"><text:tab/>}</text:p>
            <text:p text:style-name="Standard"><text:span text:style-name="T9"><text:tab/></text:span><text:span text:style-name="T16">else</text:span><text:span text:style-name="T9"> </text:span><text:span text:style-name="T16">if</text:span><text:span text:style-name="T9"> (temp-&gt;left == </text:span><text:span text:style-name="T16">nullptr</text:span><text:span text:style-name="T9">) {</text:span></text:p>
            <text:p text:style-name="Standard"><text:span text:style-name="T9"><text:tab/><text:tab/></text:span><text:span text:style-name="T19">// (2) если нет левого потомка -- просто удаляем элемент, замещая правым предком</text:span></text:p>
            <text:p text:style-name="Standard"><text:span text:style-name="T9"><text:tab/><text:tab/></text:span><text:span text:style-name="T16">if</text:span><text:span text:style-name="T9"> (parent != </text:span><text:span text:style-name="T16">nullptr</text:span><text:span text:style-name="T9">) {</text:span></text:p>
            <text:p text:style-name="Standard"><text:span text:style-name="T9"><text:tab/><text:tab/><text:tab/></text:span><text:span text:style-name="T16">if</text:span><text:span text:style-name="T9"> (parent-&gt;data </text:span><text:span text:style-name="T20">&gt;</text:span><text:span text:style-name="T9"> temp-&gt;data)</text:span></text:p>
            <text:p text:style-name="P8"><text:tab/><text:tab/><text:tab/><text:tab/>parent-&gt;left = temp-&gt;right;</text:p>
            <text:p text:style-name="Standard"><text:span text:style-name="T9"><text:tab/><text:tab/><text:tab/></text:span><text:span text:style-name="T16">else</text:span></text:p>
            <text:p text:style-name="P8"><text:tab/><text:tab/><text:tab/><text:tab/>parent-&gt;right = temp-&gt;right;</text:p>
            <text:p text:style-name="P8"><text:tab/><text:tab/>}</text:p>
            <text:p text:style-name="Standard"><text:span text:style-name="T9"><text:tab/><text:tab/></text:span><text:span text:style-name="T16">else</text:span><text:span text:style-name="T9"> {</text:span></text:p>
            <text:p text:style-name="P8"><text:tab/><text:tab/><text:tab/>root = temp-&gt;right;</text:p>
            <text:p text:style-name="P8"><text:tab/><text:tab/>}</text:p>
            <text:p text:style-name="Standard"><text:span text:style-name="T9"><text:tab/><text:tab/></text:span><text:span text:style-name="T16">delete</text:span><text:span text:style-name="T9"> temp;</text:span></text:p>
            <text:p text:style-name="P8"><text:tab/>}</text:p>
            <text:p text:style-name="Standard"><text:span text:style-name="T9"><text:tab/><text:tab/></text:span><text:span text:style-name="T19">// случай с отсутствием обоих поддеревьев автоматически учитывается одним из (1) или (2).</text:span></text:p>
            <text:p text:style-name="Standard"><text:span text:style-name="T9"><text:tab/></text:span><text:span text:style-name="T16">else</text:span><text:span text:style-name="T9"> {</text:span></text:p>
            <text:p text:style-name="Standard"><text:span text:style-name="T9"><text:tab/><text:tab/></text:span><text:span text:style-name="T19">// (3) если есть оба потомка, то ищем следующий за текущим элемент. Он либо минимальный в правом поддереве,</text:span></text:p>
            <text:p text:style-name="Standard"><text:span text:style-name="T9"><text:tab/><text:tab/></text:span><text:span text:style-name="T19">//тогда заменяем текущий на него, потомки текущего отдаем его предку, либо он не в правом поддереве, а один из потомков,</text:span></text:p>
            <text:p text:style-name="Standard"><text:soft-page-break/><text:span text:style-name="T9"><text:tab/><text:tab/></text:span><text:span text:style-name="T19">//но такое может быть только в том случае, когда нет правого поддерева, и тогда этот случай вырождается в случай (1).</text:span></text:p>
            <text:p text:style-name="Standard"><text:span text:style-name="T9"><text:tab/><text:tab/></text:span><text:span text:style-name="T17">node</text:span><text:span text:style-name="T9"> *m = min(temp-&gt;right);</text:span></text:p>
            <text:p text:style-name="Standard"><text:span text:style-name="T9"><text:tab/><text:tab/></text:span><text:span text:style-name="T16">if</text:span><text:span text:style-name="T9"> (parent != </text:span><text:span text:style-name="T16">nullptr</text:span><text:span text:style-name="T9">) {</text:span></text:p>
            <text:p text:style-name="Standard"><text:span text:style-name="T9"><text:tab/><text:tab/><text:tab/></text:span><text:span text:style-name="T16">if</text:span><text:span text:style-name="T9"> (parent-&gt;data </text:span><text:span text:style-name="T20">&gt;</text:span><text:span text:style-name="T9"> temp-&gt;data)</text:span></text:p>
            <text:p text:style-name="Standard"><text:span text:style-name="T9"><text:tab/><text:tab/><text:tab/><text:tab/>parent-&gt;left-&gt;data </text:span><text:span text:style-name="T20">=</text:span><text:span text:style-name="T9"> m-&gt;data;</text:span></text:p>
            <text:p text:style-name="Standard"><text:span text:style-name="T9"><text:tab/><text:tab/><text:tab/></text:span><text:span text:style-name="T16">else</text:span></text:p>
            <text:p text:style-name="Standard"><text:span text:style-name="T9"><text:tab/><text:tab/><text:tab/><text:tab/>parent-&gt;right-&gt;data </text:span><text:span text:style-name="T20">=</text:span><text:span text:style-name="T9"> m-&gt;data;</text:span></text:p>
            <text:p text:style-name="P8"><text:tab/><text:tab/>}</text:p>
            <text:p text:style-name="Standard"><text:span text:style-name="T9"><text:tab/><text:tab/></text:span><text:span text:style-name="T16">else</text:span><text:span text:style-name="T9"> {</text:span></text:p>
            <text:p text:style-name="Standard"><text:span text:style-name="T9"><text:tab/><text:tab/><text:tab/>root-&gt;data </text:span><text:span text:style-name="T20">=</text:span><text:span text:style-name="T9"> m-&gt;data;</text:span></text:p>
            <text:p text:style-name="P8"><text:tab/><text:tab/>}</text:p>
            <text:p text:style-name="Standard"><text:span text:style-name="T9"><text:tab/><text:tab/></text:span><text:span text:style-name="T16">if</text:span><text:span text:style-name="T9"> (temp-&gt;right == m)</text:span></text:p>
            <text:p text:style-name="P8"><text:tab/><text:tab/><text:tab/>m-&gt;parent-&gt;right = m-&gt;right;</text:p>
            <text:p text:style-name="Standard"><text:span text:style-name="T9"><text:tab/><text:tab/></text:span><text:span text:style-name="T16">else</text:span></text:p>
            <text:p text:style-name="P8"><text:tab/><text:tab/><text:tab/>m-&gt;parent-&gt;left = m-&gt;right;</text:p>
            <text:p text:style-name="Standard"><text:span text:style-name="T9"><text:tab/><text:tab/></text:span><text:span text:style-name="T16">delete</text:span><text:span text:style-name="T9"> m;</text:span></text:p>
            <text:p text:style-name="P8"><text:tab/>}</text:p>
            <text:p text:style-name="P8">}</text:p>
            <text:p text:style-name="P8"/>
            <text:p text:style-name="Standard"><text:span text:style-name="T17">node</text:span><text:span text:style-name="T9">* </text:span><text:span text:style-name="T17">Tree</text:span><text:span text:style-name="T9">::Find(</text:span><text:span text:style-name="T17">Rhomb</text:span><text:span text:style-name="T9"> </text:span><text:span text:style-name="T7">val</text:span><text:span text:style-name="T9">) {</text:span></text:p>
            <text:p text:style-name="Standard"><text:span text:style-name="T9"><text:tab/></text:span><text:span text:style-name="T16">if</text:span><text:span text:style-name="T9"> (root == </text:span><text:span text:style-name="T16">nullptr</text:span><text:span text:style-name="T9">)</text:span></text:p>
            <text:p text:style-name="Standard"><text:span text:style-name="T9"><text:tab/><text:tab/></text:span><text:span text:style-name="T16">return</text:span><text:span text:style-name="T9"> </text:span><text:span text:style-name="T16">nullptr</text:span><text:span text:style-name="T9">;</text:span></text:p>
            <text:p text:style-name="Standard"><text:span text:style-name="T9"><text:tab/></text:span><text:span text:style-name="T17">node</text:span><text:span text:style-name="T9"> *temp = root;</text:span></text:p>
            <text:p text:style-name="Standard"><text:span text:style-name="T9"><text:tab/></text:span><text:span text:style-name="T16">while</text:span><text:span text:style-name="T9"> (!(temp-&gt;data </text:span><text:span text:style-name="T20">==</text:span><text:span text:style-name="T9"> </text:span><text:span text:style-name="T7">val</text:span><text:span text:style-name="T9">)) {</text:span></text:p>
            <text:p text:style-name="Standard"><text:span text:style-name="T9"><text:tab/><text:tab/></text:span><text:span text:style-name="T16">if</text:span><text:span text:style-name="T9"> (temp-&gt;data </text:span><text:span text:style-name="T20">&gt;</text:span><text:span text:style-name="T9"> </text:span><text:span text:style-name="T7">val</text:span><text:span text:style-name="T9">) {</text:span></text:p>
            <text:p text:style-name="P8"><text:tab/><text:tab/><text:tab/>temp = temp-&gt;left;</text:p>
            <text:p text:style-name="P8"><text:tab/><text:tab/>}</text:p>
            <text:p text:style-name="Standard"><text:span text:style-name="T9"><text:tab/><text:tab/></text:span><text:span text:style-name="T16">else</text:span><text:span text:style-name="T9">{</text:span></text:p>
            <text:p text:style-name="P8"><text:tab/><text:tab/><text:tab/>temp = temp-&gt;right;</text:p>
            <text:p text:style-name="P8"><text:tab/><text:tab/>}</text:p>
            <text:p text:style-name="Standard"><text:span text:style-name="T9"><text:tab/><text:tab/></text:span><text:span text:style-name="T16">if</text:span><text:span text:style-name="T9"> (temp == </text:span><text:span text:style-name="T16">nullptr</text:span><text:span text:style-name="T9">) {</text:span></text:p>
            <text:p text:style-name="Standard"><text:span text:style-name="T9"><text:tab/><text:tab/><text:tab/></text:span><text:span text:style-name="T16">return</text:span><text:span text:style-name="T9"> </text:span><text:span text:style-name="T16">nullptr</text:span><text:span text:style-name="T9">;</text:span></text:p>
            <text:p text:style-name="P8"><text:tab/><text:tab/>}</text:p>
            <text:p text:style-name="P8"><text:tab/>}</text:p>
            <text:p text:style-name="Standard"><text:span text:style-name="T9"><text:tab/></text:span><text:span text:style-name="T16">return</text:span><text:span text:style-name="T9"> temp;</text:span></text:p>
            <text:p text:style-name="P8">}</text:p>
            <text:p text:style-name="P8"/>
            <text:p text:style-name="Standard"><text:span text:style-name="T17">Rhomb</text:span><text:span text:style-name="T9"> </text:span><text:span text:style-name="T17">Tree</text:span><text:span text:style-name="T9">::Min() {</text:span></text:p>
            <text:p text:style-name="Standard"><text:span text:style-name="T9"><text:tab/></text:span><text:span text:style-name="T17">node</text:span><text:span text:style-name="T9"> *temp = min(root);</text:span></text:p>
            <text:p text:style-name="Standard"><text:span text:style-name="T9"><text:tab/></text:span><text:span text:style-name="T16">return</text:span><text:span text:style-name="T9"> temp != </text:span><text:span text:style-name="T16">nullptr</text:span><text:span text:style-name="T9"> ? temp-&gt;data : </text:span><text:span text:style-name="T17">Rhomb</text:span><text:span text:style-name="T9">(-1.0, -1.0);</text:span></text:p>
            <text:p text:style-name="P8">}</text:p>
            <text:p text:style-name="Standard"><text:span text:style-name="T17">Rhomb</text:span><text:span text:style-name="T9"> </text:span><text:span text:style-name="T17">Tree</text:span><text:span text:style-name="T9">::Max() {</text:span></text:p>
            <text:p text:style-name="Standard"><text:span text:style-name="T9"><text:tab/></text:span><text:span text:style-name="T17">node</text:span><text:span text:style-name="T9"> *temp = max(root);</text:span></text:p>
            <text:p text:style-name="Standard"><text:span text:style-name="T9"><text:tab/></text:span><text:span text:style-name="T16">return</text:span><text:span text:style-name="T9"> temp != </text:span><text:span text:style-name="T16">nullptr</text:span><text:span text:style-name="T9"> ? temp-&gt;data : </text:span><text:span text:style-name="T17">Rhomb</text:span><text:span text:style-name="T9">(-1.0, -1.0);</text:span></text:p>
            <text:p text:style-name="P8">}</text:p>
            <text:p text:style-name="Standard"><text:span text:style-name="T16">void</text:span><text:span text:style-name="T9"> </text:span><text:span text:style-name="T17">Tree</text:span><text:span text:style-name="T9">::Print() {</text:span></text:p>
            <text:p text:style-name="P8"><text:tab/>print(std::cout, 0, root);</text:p>
            <text:p text:style-name="P8">}</text:p>
            <text:p text:style-name="Standard"><text:span text:style-name="T9">std::</text:span><text:span text:style-name="T17">ostream</text:span><text:span text:style-name="T9">&amp; </text:span><text:span text:style-name="T20">operator&lt;&lt;</text:span><text:span text:style-name="T9">(std::</text:span><text:span text:style-name="T17">ostream</text:span><text:span text:style-name="T9"> &amp;</text:span><text:span text:style-name="T7">os</text:span><text:span text:style-name="T9">, </text:span><text:span text:style-name="T16">const</text:span><text:span text:style-name="T9"> </text:span><text:span text:style-name="T17">Tree</text:span><text:span text:style-name="T9">&amp; </text:span><text:span text:style-name="T7">tree</text:span><text:span text:style-name="T9">) {</text:span></text:p>
            <text:p text:style-name="Standard"><text:span text:style-name="T9"><text:tab/></text:span><text:span text:style-name="T7">tree</text:span><text:span text:style-name="T9">.print(</text:span><text:span text:style-name="T7">os</text:span><text:span text:style-name="T9">, 0, </text:span><text:span text:style-name="T7">tree</text:span><text:span text:style-name="T9">.root);</text:span></text:p>
            <text:p text:style-name="Standard"><text:span text:style-name="T9"><text:tab/></text:span><text:span text:style-name="T16">return</text:span><text:span text:style-name="T9"> </text:span><text:span text:style-name="T7">os</text:span><text:span text:style-name="T9">;</text:span></text:p>
            <text:p text:style-name="P12">}</text:p>
          </table:table-cell>
        </table:table-row>
      </table:table>
      <text:p text:style-name="P26"/>
      <text:p text:style-name="P7"><text:span text:style-name="T26">lab2.cpp</text:span> <text:span text:style-name="T21">(</text:span><text:span text:style-name="T3">переработано</text:span><text:span text:style-name="T2">)</text:span></text:p>
      <table:table table:name="Таблица4" table:style-name="Таблица4">
        <table:table-column table:style-name="Таблица4.A"/>
        <table:table-row>
          <table:table-cell table:style-name="Таблица4.A1" office:value-type="string">
            <text:p text:style-name="P13"><text:span text:style-name="T7">#include</text:span><text:span text:style-name="T9"> </text:span><text:span text:style-name="T15">&lt;iostream&gt;</text:span></text:p>
            <text:p text:style-name="P8"/>
            <text:p text:style-name="Standard"><text:span text:style-name="T7">#include</text:span><text:span text:style-name="T9"> </text:span><text:span text:style-name="T15">"rhomb.hpp"</text:span></text:p>
            <text:p text:style-name="Standard"><text:span text:style-name="T7">#include</text:span><text:span text:style-name="T9"> </text:span><text:span text:style-name="T15">"btree.hpp"</text:span></text:p>
            <text:p text:style-name="P8"><text:soft-page-break/></text:p>
            <text:p text:style-name="Standard"><text:span text:style-name="T7">#include</text:span><text:span text:style-name="T9"> </text:span><text:span text:style-name="T15">&lt;iostream&gt;</text:span></text:p>
            <text:p text:style-name="P8"/>
            <text:p text:style-name="Standard"><text:span text:style-name="T16">int</text:span><text:span text:style-name="T9"> main()</text:span></text:p>
            <text:p text:style-name="P8">{</text:p>
            <text:p text:style-name="Standard"><text:span text:style-name="T9"><text:tab/></text:span><text:span text:style-name="T17">Tree</text:span><text:span text:style-name="T9"> t;</text:span></text:p>
            <text:p text:style-name="P8"/>
            <text:p text:style-name="Standard"><text:span text:style-name="T9"><text:tab/></text:span><text:span text:style-name="T16">char</text:span><text:span text:style-name="T9"> command;</text:span></text:p>
            <text:p text:style-name="Standard"><text:span text:style-name="T9"><text:tab/></text:span><text:span text:style-name="T16">double</text:span><text:span text:style-name="T9"> d1, d2;</text:span></text:p>
            <text:p text:style-name="Standard"><text:span text:style-name="T9"><text:tab/></text:span><text:span text:style-name="T17">node</text:span><text:span text:style-name="T9"> *found;</text:span></text:p>
            <text:p text:style-name="P8"/>
            <text:p text:style-name="Standard"><text:span text:style-name="T9"><text:tab/></text:span><text:span text:style-name="T16">while</text:span><text:span text:style-name="T9"> (1) {</text:span></text:p>
            <text:p text:style-name="Standard"><text:span text:style-name="T9"><text:tab/><text:tab/>std::cout </text:span><text:span text:style-name="T20">&lt;&lt;</text:span><text:span text:style-name="T9"> </text:span><text:span text:style-name="T15">"Enter a command please"</text:span><text:span text:style-name="T9"> </text:span><text:span text:style-name="T20">&lt;&lt;</text:span><text:span text:style-name="T9"> std::endl;</text:span></text:p>
            <text:p text:style-name="P8"/>
            <text:p text:style-name="Standard"><text:span text:style-name="T9"><text:tab/><text:tab/>std::cin </text:span><text:span text:style-name="T20">&gt;&gt;</text:span><text:span text:style-name="T9"> command;</text:span></text:p>
            <text:p text:style-name="Standard"><text:span text:style-name="T9"><text:tab/><text:tab/></text:span><text:span text:style-name="T16">if</text:span><text:span text:style-name="T9"> (std::cin.eof()) {</text:span></text:p>
            <text:p text:style-name="Standard"><text:span text:style-name="T9"><text:tab/><text:tab/><text:tab/></text:span><text:span text:style-name="T16">break</text:span><text:span text:style-name="T9">;</text:span></text:p>
            <text:p text:style-name="P8"><text:tab/><text:tab/>}</text:p>
            <text:p text:style-name="Standard"><text:span text:style-name="T9"><text:tab/><text:tab/></text:span><text:span text:style-name="T16">switch</text:span><text:span text:style-name="T9"> (command) {</text:span></text:p>
            <text:p text:style-name="Standard"><text:span text:style-name="T9"><text:tab/><text:tab/></text:span><text:span text:style-name="T16">case</text:span><text:span text:style-name="T9"> </text:span><text:span text:style-name="T15">'p'</text:span><text:span text:style-name="T9">:</text:span></text:p>
            <text:p text:style-name="P8"><text:tab/><text:tab/><text:tab/>t.Print();</text:p>
            <text:p text:style-name="Standard"><text:span text:style-name="T9"><text:tab/><text:tab/><text:tab/></text:span><text:span text:style-name="T16">break</text:span><text:span text:style-name="T9">;</text:span></text:p>
            <text:p text:style-name="Standard"><text:span text:style-name="T9"><text:tab/><text:tab/></text:span><text:span text:style-name="T16">case</text:span><text:span text:style-name="T9"> </text:span><text:span text:style-name="T15">'a'</text:span><text:span text:style-name="T9">:</text:span></text:p>
            <text:p text:style-name="Standard"><text:span text:style-name="T9"><text:tab/><text:tab/><text:tab/>std::cin </text:span><text:span text:style-name="T20">&gt;&gt;</text:span><text:span text:style-name="T9"> d1;</text:span></text:p>
            <text:p text:style-name="Standard"><text:span text:style-name="T9"><text:tab/><text:tab/><text:tab/>std::cin </text:span><text:span text:style-name="T20">&gt;&gt;</text:span><text:span text:style-name="T9"> d2;</text:span></text:p>
            <text:p text:style-name="Standard"><text:span text:style-name="T9"><text:tab/><text:tab/><text:tab/>t.Add(</text:span><text:span text:style-name="T17">Rhomb</text:span><text:span text:style-name="T9">(d1, d2));</text:span></text:p>
            <text:p text:style-name="Standard"><text:span text:style-name="T9"><text:tab/><text:tab/><text:tab/>std::cout </text:span><text:span text:style-name="T20">&lt;&lt;</text:span><text:span text:style-name="T9"> </text:span><text:span text:style-name="T15">"ADDED A RHOMB WITH DIAGONALS: d1 = "</text:span><text:span text:style-name="T9"> </text:span><text:span text:style-name="T20">&lt;&lt;</text:span><text:span text:style-name="T9"> d1 </text:span><text:span text:style-name="T20">&lt;&lt;</text:span><text:span text:style-name="T9"> </text:span><text:span text:style-name="T15">", d2 = "</text:span><text:span text:style-name="T9"> </text:span><text:span text:style-name="T20">&lt;&lt;</text:span><text:span text:style-name="T9"> d2 </text:span><text:span text:style-name="T20">&lt;&lt;</text:span><text:span text:style-name="T9"> </text:span><text:span text:style-name="T15">'.'</text:span><text:span text:style-name="T9"> </text:span><text:span text:style-name="T20">&lt;&lt;</text:span><text:span text:style-name="T9"> std::endl;</text:span></text:p>
            <text:p text:style-name="Standard"><text:span text:style-name="T9"><text:tab/><text:tab/><text:tab/>std::cout </text:span><text:span text:style-name="T20">&lt;&lt;</text:span><text:span text:style-name="T9"> </text:span><text:span text:style-name="T15">"Enter &lt;p&gt; to see the result."</text:span><text:span text:style-name="T9"> </text:span><text:span text:style-name="T20">&lt;&lt;</text:span><text:span text:style-name="T9"> std::endl;</text:span></text:p>
            <text:p text:style-name="Standard"><text:span text:style-name="T9"><text:tab/><text:tab/><text:tab/></text:span><text:span text:style-name="T16">break</text:span><text:span text:style-name="T9">;</text:span></text:p>
            <text:p text:style-name="Standard"><text:span text:style-name="T9"><text:tab/><text:tab/></text:span><text:span text:style-name="T16">case</text:span><text:span text:style-name="T9"> </text:span><text:span text:style-name="T15">'r'</text:span><text:span text:style-name="T9">:</text:span></text:p>
            <text:p text:style-name="Standard"><text:span text:style-name="T9"><text:tab/><text:tab/><text:tab/>std::cin </text:span><text:span text:style-name="T20">&gt;&gt;</text:span><text:span text:style-name="T9"> d1;</text:span></text:p>
            <text:p text:style-name="Standard"><text:span text:style-name="T9"><text:tab/><text:tab/><text:tab/>std::cin </text:span><text:span text:style-name="T20">&gt;&gt;</text:span><text:span text:style-name="T9"> d2;</text:span></text:p>
            <text:p text:style-name="Standard"><text:span text:style-name="T9"><text:tab/><text:tab/><text:tab/>t.Remove(</text:span><text:span text:style-name="T17">Rhomb</text:span><text:span text:style-name="T9">(d1, d2));</text:span></text:p>
            <text:p text:style-name="Standard"><text:span text:style-name="T9"><text:tab/><text:tab/><text:tab/>std::cout </text:span><text:span text:style-name="T20">&lt;&lt;</text:span><text:span text:style-name="T9"> </text:span><text:span text:style-name="T15">"REMOVED A RHOMB WITH DIAGONALS: d1 = "</text:span><text:span text:style-name="T9"> </text:span><text:span text:style-name="T20">&lt;&lt;</text:span><text:span text:style-name="T9"> d1 </text:span><text:span text:style-name="T20">&lt;&lt;</text:span><text:span text:style-name="T9"> </text:span><text:span text:style-name="T15">", d2 = "</text:span><text:span text:style-name="T9"> </text:span><text:span text:style-name="T20">&lt;&lt;</text:span><text:span text:style-name="T9"> d2 </text:span><text:span text:style-name="T20">&lt;&lt;</text:span><text:span text:style-name="T9"> </text:span><text:span text:style-name="T15">'.'</text:span><text:span text:style-name="T9"> </text:span><text:span text:style-name="T20">&lt;&lt;</text:span><text:span text:style-name="T9"> std::endl;</text:span></text:p>
            <text:p text:style-name="Standard"><text:span text:style-name="T9"><text:tab/><text:tab/><text:tab/>std::cout </text:span><text:span text:style-name="T20">&lt;&lt;</text:span><text:span text:style-name="T9"> </text:span><text:span text:style-name="T15">"Enter &lt;p&gt; to see the result."</text:span><text:span text:style-name="T9"> </text:span><text:span text:style-name="T20">&lt;&lt;</text:span><text:span text:style-name="T9"> std::endl;</text:span></text:p>
            <text:p text:style-name="Standard"><text:span text:style-name="T9"><text:tab/><text:tab/><text:tab/></text:span><text:span text:style-name="T16">break</text:span><text:span text:style-name="T9">;</text:span></text:p>
            <text:p text:style-name="Standard"><text:span text:style-name="T9"><text:tab/><text:tab/></text:span><text:span text:style-name="T16">case</text:span><text:span text:style-name="T9"> </text:span><text:span text:style-name="T15">'h'</text:span><text:span text:style-name="T9">:</text:span></text:p>
            <text:p text:style-name="Standard"><text:span text:style-name="T9"><text:tab/><text:tab/><text:tab/>std::cout </text:span><text:span text:style-name="T20">&lt;&lt;</text:span><text:span text:style-name="T9"> </text:span><text:span text:style-name="T15">"Existing commands: a, p, r, h."</text:span><text:span text:style-name="T9"> </text:span><text:span text:style-name="T20">&lt;&lt;</text:span><text:span text:style-name="T9"> std::endl;</text:span></text:p>
            <text:p text:style-name="Standard"><text:span text:style-name="T9"><text:tab/><text:tab/><text:tab/>std::cout </text:span><text:span text:style-name="T20">&lt;&lt;</text:span><text:span text:style-name="T9"> </text:span><text:span text:style-name="T15">"\ta d1 d2 - to add new figure with d1 d2 parameters to tree."</text:span><text:span text:style-name="T9"> </text:span><text:span text:style-name="T20">&lt;&lt;</text:span><text:span text:style-name="T9"> std::endl;</text:span></text:p>
            <text:p text:style-name="Standard"><text:span text:style-name="T9"><text:tab/><text:tab/><text:tab/>std::cout </text:span><text:span text:style-name="T20">&lt;&lt;</text:span><text:span text:style-name="T9"> </text:span><text:span text:style-name="T15">"\tr d1 d2 - to remove figure with d1 d2 parameters from tree."</text:span><text:span text:style-name="T9"> </text:span><text:span text:style-name="T20">&lt;&lt;</text:span><text:span text:style-name="T9"> std::endl;</text:span></text:p>
            <text:p text:style-name="Standard"><text:span text:style-name="T9"><text:tab/><text:tab/><text:tab/>std::cout </text:span><text:span text:style-name="T20">&lt;&lt;</text:span><text:span text:style-name="T9"> </text:span><text:span text:style-name="T15">"\tp - to print current tree."</text:span><text:span text:style-name="T9"> </text:span><text:span text:style-name="T20">&lt;&lt;</text:span><text:span text:style-name="T9"> std::endl;</text:span></text:p>
            <text:p text:style-name="Standard"><text:span text:style-name="T9"><text:tab/><text:tab/><text:tab/>std::cout </text:span><text:span text:style-name="T20">&lt;&lt;</text:span><text:span text:style-name="T9"> </text:span><text:span text:style-name="T15">"\th - to see help."</text:span><text:span text:style-name="T9"> </text:span><text:span text:style-name="T20">&lt;&lt;</text:span><text:span text:style-name="T9"> std::endl;</text:span></text:p>
            <text:p text:style-name="Standard"><text:span text:style-name="T9"><text:tab/><text:tab/><text:tab/>std::cout </text:span><text:span text:style-name="T20">&lt;&lt;</text:span><text:span text:style-name="T9"> </text:span><text:span text:style-name="T15">"\tf d1 d2 - to find object with the same parameters."</text:span><text:span text:style-name="T9"> </text:span><text:span text:style-name="T20">&lt;&lt;</text:span><text:span text:style-name="T9"> std::endl;</text:span></text:p>
            <text:p text:style-name="Standard"><text:span text:style-name="T9"><text:tab/><text:tab/><text:tab/></text:span><text:span text:style-name="T16">break</text:span><text:span text:style-name="T9">;</text:span></text:p>
            <text:p text:style-name="Standard"><text:span text:style-name="T9"><text:tab/><text:tab/></text:span><text:span text:style-name="T16">case</text:span><text:span text:style-name="T9"> </text:span><text:span text:style-name="T15">'f'</text:span><text:span text:style-name="T9">:</text:span></text:p>
            <text:p text:style-name="Standard"><text:span text:style-name="T9"><text:tab/><text:tab/><text:tab/>std::cin </text:span><text:span text:style-name="T20">&gt;&gt;</text:span><text:span text:style-name="T9"> d1;</text:span></text:p>
            <text:p text:style-name="Standard"><text:span text:style-name="T9"><text:tab/><text:tab/><text:tab/>std::cin </text:span><text:span text:style-name="T20">&gt;&gt;</text:span><text:span text:style-name="T9"> d2;</text:span></text:p>
            <text:p text:style-name="Standard"><text:span text:style-name="T9"><text:tab/><text:tab/><text:tab/>found = t.Find(</text:span><text:span text:style-name="T17">Rhomb</text:span><text:span text:style-name="T9">(d1, d2));</text:span></text:p>
            <text:p text:style-name="Standard"><text:span text:style-name="T9"><text:tab/><text:tab/><text:tab/></text:span><text:span text:style-name="T16">if</text:span><text:span text:style-name="T9"> (found != </text:span><text:span text:style-name="T16">nullptr</text:span><text:span text:style-name="T9">) {</text:span></text:p>
            <text:p text:style-name="Standard"><text:span text:style-name="T9"><text:tab/><text:tab/><text:tab/><text:tab/>std::cout </text:span><text:span text:style-name="T20">&lt;&lt;</text:span><text:span text:style-name="T9"> </text:span><text:span text:style-name="T15">"Found: "</text:span><text:span text:style-name="T9"> </text:span><text:span text:style-name="T20">&lt;&lt;</text:span><text:span text:style-name="T9"> found-&gt;data </text:span><text:span text:style-name="T20">&lt;&lt;</text:span><text:span text:style-name="T9"> std::endl;</text:span></text:p>
            <text:p text:style-name="P8"><text:tab/><text:tab/><text:tab/>}</text:p>
            <text:p text:style-name="Standard"><text:span text:style-name="T9"><text:tab/><text:tab/><text:tab/></text:span><text:span text:style-name="T16">else</text:span><text:span text:style-name="T9"> {</text:span></text:p>
            <text:p text:style-name="Standard"><text:span text:style-name="T9"><text:tab/><text:tab/><text:tab/><text:tab/>std::cout </text:span><text:span text:style-name="T20">&lt;&lt;</text:span><text:span text:style-name="T9"> </text:span><text:span text:style-name="T15">"Nothing found"</text:span><text:span text:style-name="T9"> </text:span><text:span text:style-name="T20">&lt;&lt;</text:span><text:span text:style-name="T9"> std::endl;</text:span></text:p>
            <text:p text:style-name="P8"><text:tab/><text:tab/><text:tab/>}</text:p>
            <text:p text:style-name="Standard"><text:span text:style-name="T9"><text:tab/><text:tab/><text:tab/></text:span><text:span text:style-name="T16">break</text:span><text:span text:style-name="T9">;</text:span></text:p>
            <text:p text:style-name="Standard"><text:soft-page-break/><text:span text:style-name="T9"><text:tab/><text:tab/></text:span><text:span text:style-name="T16">default</text:span><text:span text:style-name="T9">:</text:span></text:p>
            <text:p text:style-name="Standard"><text:span text:style-name="T9"><text:tab/><text:tab/><text:tab/>std::cout </text:span><text:span text:style-name="T20">&lt;&lt;</text:span><text:span text:style-name="T9"> </text:span><text:span text:style-name="T15">"Existing commands: a, p, r."</text:span><text:span text:style-name="T9"> </text:span><text:span text:style-name="T20">&lt;&lt;</text:span><text:span text:style-name="T9"> std::endl;</text:span></text:p>
            <text:p text:style-name="Standard"><text:span text:style-name="T9"><text:tab/><text:tab/><text:tab/></text:span><text:span text:style-name="T16">break</text:span><text:span text:style-name="T9">;</text:span></text:p>
            <text:p text:style-name="P8"><text:tab/><text:tab/>}</text:p>
            <text:p text:style-name="P8"><text:tab/>}</text:p>
            <text:p text:style-name="P8"/>
            <text:p text:style-name="Standard"><text:span text:style-name="T9"><text:s text:c="4"/></text:span><text:span text:style-name="T16">return</text:span><text:span text:style-name="T9"> 0;</text:span></text:p>
            <text:p text:style-name="P8">}</text:p>
          </table:table-cell>
        </table:table-row>
      </table:table>
      <text:p text:style-name="P21"/>
      <text:h text:style-name="P59" text:outline-level="2">Выводы</text:h>
      <text:p text:style-name="P1"><text:span text:style-name="T22">В ходе выполнения данной лабораторной работы </text:span><text:span text:style-name="T1">мною были </text:span></text:p>
      <text:p text:style-name="P2">закреплены навыки и умения в работе с простейшими классами. Так же были повторены знания простых динамических структур данных. <text:span text:style-name="T27">В частности, было разработано простое бинарное дерево поиска.</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ListLabel_20_1" style:display-name="ListLabel 1" style:family="text">
      <style:text-properties style:font-name="Times New Roman" fo:font-family="'Times New Roman'" style:font-family-generic="roman" style:font-pitch="variable" fo:font-size="10pt"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1.2$Windows_X86_64 LibreOffice_project/5d19a1bfa650b796764388cd8b33a5af1f5baa1b</meta:generator>
    <dc:date>2018-12-26T18:43:12.919000000</dc:date>
    <meta:editing-duration>PT43M41S</meta:editing-duration>
    <meta:editing-cycles>24</meta:editing-cycles>
    <meta:document-statistic meta:table-count="6" meta:image-count="0" meta:object-count="0" meta:page-count="9" meta:paragraph-count="354" meta:word-count="1425" meta:character-count="9585" meta:non-whitespace-character-count="8052"/>
  </office:meta>
</office:document-meta>
</file>